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2" svg:font-family="Tahoma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24.726cm" table:align="center" style:writing-mode="lr-tb"/>
    </style:style>
    <style:style style:name="Tabela1.A" style:family="table-column">
      <style:table-column-properties style:column-width="1.125cm"/>
    </style:style>
    <style:style style:name="Tabela1.B" style:family="table-column">
      <style:table-column-properties style:column-width="2.905cm"/>
    </style:style>
    <style:style style:name="Tabela1.C" style:family="table-column">
      <style:table-column-properties style:column-width="4.251cm"/>
    </style:style>
    <style:style style:name="Tabela1.E" style:family="table-column">
      <style:table-column-properties style:column-width="4.249cm"/>
    </style:style>
    <style:style style:name="Tabela1.F" style:family="table-column">
      <style:table-column-properties style:column-width="3.718cm"/>
    </style:style>
    <style:style style:name="Tabela1.G" style:family="table-column">
      <style:table-column-properties style:column-width="4.22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bfbfb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G1" style:family="table-cell">
      <style:table-cell-properties style:vertical-align="middle" fo:background-color="#bfbfb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e5e5e5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C2" style:family="table-cell">
      <style:table-cell-properties style:vertical-align="middle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a1.G2" style:family="table-cell">
      <style:table-cell-properties style:vertical-align="middle" fo:padding-left="0.125cm" fo:padding-right="0.125cm" fo:padding-top="0cm" fo:padding-bottom="0cm" fo:border="0.018cm solid #000000" style:writing-mode="lr-tb"/>
    </style:style>
    <style:style style:name="Tabela1.A4" style:family="table-cell">
      <style:table-cell-properties style:vertical-align="middle" fo:padding-left="0.125cm" fo:padding-right="0.125cm" fo:padding-top="0cm" fo:padding-bottom="0cm" fo:border-left="0.018cm solid #000000" fo:border-right="none" fo:border-top="0.018cm solid #000000" fo:border-bottom="none" style:writing-mode="lr-tb"/>
    </style:style>
    <style:style style:name="Tabela1.B4" style:family="table-cell">
      <style:table-cell-properties style:vertical-align="middle" fo:background-color="#e5e5e5" fo:padding-left="0.125cm" fo:padding-right="0.125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ela1.G4" style:family="table-cell">
      <style:table-cell-properties style:vertical-align="middle" fo:padding-left="0.125cm" fo:padding-right="0.125cm" fo:padding-top="0cm" fo:padding-bottom="0cm" fo:border-left="0.018cm solid #000000" fo:border-right="0.018cm solid #000000" fo:border-top="0.018cm solid #000000" fo:border-bottom="none" style:writing-mode="lr-tb"/>
    </style:style>
    <style:style style:name="Tabela2" style:family="table">
      <style:table-properties style:width="24.851cm" table:align="center" style:writing-mode="lr-tb"/>
    </style:style>
    <style:style style:name="Tabela2.A" style:family="table-column">
      <style:table-column-properties style:column-width="1.501cm"/>
    </style:style>
    <style:style style:name="Tabela2.B" style:family="table-column">
      <style:table-column-properties style:column-width="2.325cm"/>
    </style:style>
    <style:style style:name="Tabela2.C" style:family="table-column">
      <style:table-column-properties style:column-width="4.427cm"/>
    </style:style>
    <style:style style:name="Tabela2.D" style:family="table-column">
      <style:table-column-properties style:column-width="4.341cm"/>
    </style:style>
    <style:style style:name="Tabela2.E" style:family="table-column">
      <style:table-column-properties style:column-width="3.909cm"/>
    </style:style>
    <style:style style:name="Tabela2.G" style:family="table-column">
      <style:table-column-properties style:column-width="4.00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e5e5e5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middle" fo:background-color="#ececec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G1" style:family="table-cell">
      <style:table-cell-properties style:vertical-align="middle" fo:background-color="#ececec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ela2.C2" style:family="table-cell">
      <style:table-cell-properties style:vertical-align="middle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a2.G2" style:family="table-cell">
      <style:table-cell-properties style:vertical-align="middle" fo:padding-left="0.125cm" fo:padding-right="0.125cm" fo:padding-top="0cm" fo:padding-bottom="0cm" fo:border="0.018cm solid #000000" style:writing-mode="lr-tb"/>
    </style:style>
    <style:style style:name="Tabela2.5" style:family="table-row">
      <style:table-row-properties style:min-row-height="1.229cm" style:keep-together="true" fo:keep-together="auto"/>
    </style:style>
    <style:style style:name="Tabela3" style:family="table">
      <style:table-properties style:width="25.342cm" table:align="center" style:writing-mode="lr-tb"/>
    </style:style>
    <style:style style:name="Tabela3.A" style:family="table-column">
      <style:table-column-properties style:column-width="1.251cm"/>
    </style:style>
    <style:style style:name="Tabela3.B" style:family="table-column">
      <style:table-column-properties style:column-width="2.861cm"/>
    </style:style>
    <style:style style:name="Tabela3.C" style:family="table-column">
      <style:table-column-properties style:column-width="3.914cm"/>
    </style:style>
    <style:style style:name="Tabela3.D" style:family="table-column">
      <style:table-column-properties style:column-width="4.15cm"/>
    </style:style>
    <style:style style:name="Tabela3.E" style:family="table-column">
      <style:table-column-properties style:column-width="4.389cm"/>
    </style:style>
    <style:style style:name="Tabela3.F" style:family="table-column">
      <style:table-column-properties style:column-width="4.276cm"/>
    </style:style>
    <style:style style:name="Tabela3.G" style:family="table-column">
      <style:table-column-properties style:column-width="4.501cm"/>
    </style:style>
    <style:style style:name="Tabela3.1" style:family="table-row">
      <style:table-row-properties style:min-row-height="0.169cm" style:keep-together="true" fo:keep-together="auto"/>
    </style:style>
    <style:style style:name="Tabela3.A1" style:family="table-cell">
      <style:table-cell-properties style:vertical-align="middle" fo:background-color="#e5e5e5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C1" style:family="table-cell">
      <style:table-cell-properties style:vertical-align="middle" fo:background-color="#ececec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ececec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C2" style:family="table-cell">
      <style:table-cell-properties style:vertical-align="middle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25cm" fo:padding-right="0.125cm" fo:padding-top="0cm" fo:padding-bottom="0cm" fo:border="0.018cm solid #000000" style:writing-mode="lr-tb"/>
    </style:style>
    <style:style style:name="Tabela3.8" style:family="table-row">
      <style:table-row-properties style:min-row-height="0.67cm" style:keep-together="true" fo:keep-together="auto"/>
    </style:style>
    <style:style style:name="Tabela4" style:family="table">
      <style:table-properties style:width="24.442cm" table:align="center" style:writing-mode="lr-tb"/>
    </style:style>
    <style:style style:name="Tabela4.A" style:family="table-column">
      <style:table-column-properties style:column-width="1.005cm"/>
    </style:style>
    <style:style style:name="Tabela4.B" style:family="table-column">
      <style:table-column-properties style:column-width="1.699cm"/>
    </style:style>
    <style:style style:name="Tabela4.C" style:family="table-column">
      <style:table-column-properties style:column-width="4.249cm"/>
    </style:style>
    <style:style style:name="Tabela4.D" style:family="table-column">
      <style:table-column-properties style:column-width="4.269cm"/>
    </style:style>
    <style:style style:name="Tabela4.E" style:family="table-column">
      <style:table-column-properties style:column-width="4.667cm"/>
    </style:style>
    <style:style style:name="Tabela4.F" style:family="table-column">
      <style:table-column-properties style:column-width="4.482cm"/>
    </style:style>
    <style:style style:name="Tabela4.G" style:family="table-column">
      <style:table-column-properties style:column-width="4.07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middle" fo:background-color="#e5e5e5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4.C1" style:family="table-cell">
      <style:table-cell-properties style:vertical-align="middle" fo:background-color="#ececec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4.G1" style:family="table-cell">
      <style:table-cell-properties style:vertical-align="middle" fo:background-color="#ececec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ela4.2" style:family="table-row">
      <style:table-row-properties style:min-row-height="0.938cm" style:keep-together="true" fo:keep-together="auto"/>
    </style:style>
    <style:style style:name="Tabela4.C2" style:family="table-cell">
      <style:table-cell-properties style:vertical-align="middle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a4.G2" style:family="table-cell">
      <style:table-cell-properties style:vertical-align="middle" fo:padding-left="0.125cm" fo:padding-right="0.125cm" fo:padding-top="0cm" fo:padding-bottom="0cm" fo:border="0.018cm solid #000000" style:writing-mode="lr-tb"/>
    </style:style>
    <style:style style:name="Tabela4.6" style:family="table-row">
      <style:table-row-properties style:min-row-height="1.012cm" style:keep-together="true" fo:keep-together="auto"/>
    </style:style>
    <style:style style:name="P1" style:family="paragraph" style:parent-style-name="Heading_20_1">
      <style:text-properties style:font-name="Arial1" fo:font-size="10pt" style:font-size-asian="10pt"/>
    </style:style>
    <style:style style:name="P2" style:family="paragraph" style:parent-style-name="Heading_20_1">
      <style:paragraph-properties>
        <style:tab-stops>
          <style:tab-stop style:position="13.002cm"/>
        </style:tab-stops>
      </style:paragraph-properties>
      <style:text-properties style:font-name="Arial1" fo:font-size="10pt" style:font-size-asian="10pt"/>
    </style:style>
    <style:style style:name="P3" style:family="paragraph" style:parent-style-name="Heading_20_1">
      <style:paragraph-properties fo:orphans="0" fo:widows="0" fo:keep-with-next="auto"/>
      <style:text-properties style:font-name="Arial1" fo:font-size="10pt" style:font-size-asian="10pt" style:font-name-complex="Arial1"/>
    </style:style>
    <style:style style:name="P4" style:family="paragraph" style:parent-style-name="Heading_20_2">
      <style:paragraph-properties fo:text-align="center" style:justify-single-word="false" fo:orphans="0" fo:widows="0" fo:keep-with-next="auto" style:snap-to-layout-grid="false"/>
      <style:text-properties style:font-name="Arial1" fo:font-size="8pt" style:font-size-asian="8pt"/>
    </style:style>
    <style:style style:name="P5" style:family="paragraph" style:parent-style-name="Heading_20_2">
      <style:paragraph-properties fo:text-align="center" style:justify-single-word="false" fo:keep-with-next="auto"/>
      <style:text-properties style:font-name="Arial1" fo:font-size="8pt" style:font-size-asian="8pt" style:font-size-complex="8pt"/>
    </style:style>
    <style:style style:name="P6" style:family="paragraph" style:parent-style-name="Heading_20_2">
      <style:paragraph-properties fo:text-align="center" style:justify-single-word="false" fo:orphans="0" fo:widows="0" fo:keep-with-next="auto"/>
      <style:text-properties style:font-name="Arial1" fo:font-size="8pt" style:font-size-asian="8pt" style:font-size-complex="8pt"/>
    </style:style>
    <style:style style:name="P7" style:family="paragraph" style:parent-style-name="Heading_20_3">
      <style:paragraph-properties fo:orphans="0" fo:widows="0" fo:keep-with-next="auto" style:snap-to-layout-grid="false"/>
      <style:text-properties style:font-name="Arial1" fo:font-size="8pt" fo:font-style="normal" style:font-size-asian="8pt" style:font-style-asian="normal"/>
    </style:style>
    <style:style style:name="P8" style:family="paragraph" style:parent-style-name="Heading_20_3">
      <style:paragraph-properties fo:text-align="center" style:justify-single-word="false" fo:orphans="0" fo:widows="0" fo:keep-with-next="auto" style:snap-to-layout-grid="false"/>
      <style:text-properties style:font-name="Arial1" fo:font-size="8pt" fo:font-style="normal" style:font-size-asian="8pt" style:font-style-asian="normal"/>
    </style:style>
    <style:style style:name="P9" style:family="paragraph" style:parent-style-name="Heading_20_3">
      <style:paragraph-properties fo:text-align="center" style:justify-single-word="false" fo:orphans="0" fo:widows="0" fo:keep-with-next="auto" style:snap-to-layout-grid="false"/>
      <style:text-properties style:font-name="Arial1" fo:font-size="8pt" fo:font-style="normal" style:font-size-asian="8pt" style:font-style-asian="normal" style:font-name-complex="Arial1"/>
    </style:style>
    <style:style style:name="P10" style:family="paragraph" style:parent-style-name="Heading_20_5">
      <style:text-properties style:font-name="Arial1"/>
    </style:style>
    <style:style style:name="P11" style:family="paragraph" style:parent-style-name="Heading_20_5">
      <style:text-properties style:font-name="Arial1" fo:font-size="10pt" style:font-size-asian="10pt" style:font-name-complex="Arial1"/>
    </style:style>
    <style:style style:name="P12" style:family="paragraph" style:parent-style-name="Heading_20_5">
      <style:paragraph-properties fo:text-align="start" style:justify-single-word="false" style:snap-to-layout-grid="false"/>
      <style:text-properties style:font-name="Arial1"/>
    </style:style>
    <style:style style:name="P13" style:family="paragraph" style:parent-style-name="Heading_20_5">
      <style:paragraph-properties style:snap-to-layout-grid="false"/>
      <style:text-properties style:font-name="Arial1"/>
    </style:style>
    <style:style style:name="P14" style:family="paragraph" style:parent-style-name="Heading_20_5" style:master-page-name="Standard">
      <style:paragraph-properties style:page-number="auto"/>
      <style:text-properties style:font-name="Arial1" fo:font-size="12pt" style:font-size-asian="12pt" style:font-size-complex="12pt"/>
    </style:style>
    <style:style style:name="P15" style:family="paragraph" style:parent-style-name="Heading_20_5" style:master-page-name="Converter_20_1">
      <style:paragraph-properties style:page-number="auto"/>
      <style:text-properties style:font-name="Arial1" fo:font-size="12pt" style:font-size-asian="12pt" style:font-name-complex="Arial1"/>
    </style:style>
    <style:style style:name="P16" style:family="paragraph" style:parent-style-name="Heading_20_5" style:master-page-name="Converter_20_2">
      <style:paragraph-properties style:page-number="auto"/>
      <style:text-properties style:font-name="Arial1" fo:font-size="12pt" style:font-size-asian="12pt" style:font-size-complex="12pt"/>
    </style:style>
    <style:style style:name="P17" style:family="paragraph" style:parent-style-name="Heading_20_6">
      <style:paragraph-properties style:snap-to-layout-grid="false"/>
    </style:style>
    <style:style style:name="P18" style:family="paragraph" style:parent-style-name="Heading_20_6">
      <style:text-properties style:font-name="Arial1" fo:font-size="8pt" style:font-size-asian="8pt"/>
    </style:style>
    <style:style style:name="P19" style:family="paragraph" style:parent-style-name="Heading_20_6">
      <style:paragraph-properties style:snap-to-layout-grid="false"/>
      <style:text-properties style:font-name="Arial1" fo:font-size="8pt" style:font-size-asian="8pt"/>
    </style:style>
    <style:style style:name="P20" style:family="paragraph" style:parent-style-name="Heading_20_6">
      <style:paragraph-properties fo:text-align="start" style:justify-single-word="false"/>
      <style:text-properties style:font-name="Arial1" fo:font-size="8pt" style:font-size-asian="8pt"/>
    </style:style>
    <style:style style:name="P21" style:family="paragraph" style:parent-style-name="Heading_20_9">
      <style:paragraph-properties fo:text-align="start" style:justify-single-word="false" style:snap-to-layout-grid="false"/>
      <style:text-properties fo:color="#000000" style:font-name="Arial1" fo:font-size="8pt" style:font-size-asian="8pt" style:font-name-complex="Arial1"/>
    </style:style>
    <style:style style:name="P22" style:family="paragraph" style:parent-style-name="Texto_20_de_20_balão">
      <style:text-properties style:font-name="Arial1" fo:font-weight="bold" style:font-weight-asian="bold" style:font-name-complex="Arial1" style:font-size-complex="10pt" style:font-weight-complex="bold"/>
    </style:style>
    <style:style style:name="P23" style:family="paragraph" style:parent-style-name="Texto_20_de_20_balão">
      <style:paragraph-properties fo:orphans="0" fo:widows="0"/>
      <style:text-properties style:font-name="Arial1" fo:font-weight="bold" style:font-weight-asian="bold" style:font-name-complex="Arial1" style:font-size-complex="10pt" style:font-weight-complex="bold"/>
    </style:style>
    <style:style style:name="P24" style:family="paragraph" style:parent-style-name="Texto_20_de_20_balão">
      <style:paragraph-properties style:snap-to-layout-grid="false"/>
      <style:text-properties style:font-name="Arial1" style:font-name-complex="Arial1" style:font-size-complex="10pt"/>
    </style:style>
    <style:style style:name="P25" style:family="paragraph" style:parent-style-name="Texto_20_de_20_balão">
      <style:text-properties style:font-name="Arial1" fo:language="es" fo:country="ES" fo:font-weight="bold" style:font-weight-asian="bold" style:font-name-complex="Arial1" style:font-size-complex="10pt" style:font-weight-complex="bold"/>
    </style:style>
    <style:style style:name="P26" style:family="paragraph" style:parent-style-name="Standard">
      <style:paragraph-properties style:snap-to-layout-grid="false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30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/>
    </style:style>
    <style:style style:name="P32" style:family="paragraph" style:parent-style-name="Standard">
      <style:paragraph-properties fo:text-align="center" style:justify-single-word="false" fo:orphans="0" fo:widows="0"/>
      <style:text-properties style:font-name="Arial1" fo:font-size="8pt" fo:font-weight="bold" style:font-size-asian="8pt" style:font-weight-asian="bold"/>
    </style:style>
    <style:style style:name="P33" style:family="paragraph" style:parent-style-name="Standard">
      <style:paragraph-properties fo:text-align="center" style:justify-single-word="false" fo:orphans="0" fo:widows="0" style:snap-to-layout-grid="false"/>
      <style:text-properties style:font-name="Arial1" fo:font-size="8pt" fo:font-weight="bold" style:font-size-asian="8pt" style:font-weight-asian="bold"/>
    </style:style>
    <style:style style:name="P34" style:family="paragraph" style:parent-style-name="Standard">
      <style:text-properties style:font-name="Arial1" fo:font-size="8pt" fo:font-weight="bold" style:font-size-asian="8pt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weight-complex="bold"/>
    </style:style>
    <style:style style:name="P3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weight-complex="bold"/>
    </style:style>
    <style:style style:name="P38" style:family="paragraph" style:parent-style-name="Standard">
      <style:text-properties style:font-name="Arial1" fo:font-size="8pt" fo:font-weight="bold" style:font-size-asian="8pt" style:font-weight-asian="bold" style:font-name-complex="Arial1" style:font-weight-complex="bold"/>
    </style:style>
    <style:style style:name="P39" style:family="paragraph" style:parent-style-name="Standard">
      <style:paragraph-properties fo:orphans="0" fo:widows="0"/>
      <style:text-properties style:font-name="Arial1" fo:font-size="8pt" fo:font-weight="bold" style:font-size-asian="8pt" style:font-weight-asian="bold" style:font-name-complex="Arial1" style:font-weight-complex="bold"/>
    </style:style>
    <style:style style:name="P40" style:family="paragraph" style:parent-style-name="Standard">
      <style:paragraph-properties fo:orphans="0" fo:widows="0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41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/>
    </style:style>
    <style:style style:name="P43" style:family="paragraph" style:parent-style-name="Standard">
      <style:text-properties style:font-name="Arial1" fo:font-size="8pt" fo:font-weight="bold" style:font-size-asian="8pt" style:font-weight-asian="bold" style:font-name-complex="Arial1" style:font-size-complex="9pt" style:font-weight-complex="bold"/>
    </style:style>
    <style:style style:name="P44" style:family="paragraph" style:parent-style-name="Standard">
      <style:paragraph-properties fo:orphans="0" fo:widows="0"/>
      <style:text-properties style:font-name="Arial1" fo:font-size="8pt" fo:font-weight="bold" style:font-size-asian="8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/>
    </style:style>
    <style:style style:name="P46" style:family="paragraph" style:parent-style-name="Standard">
      <style:paragraph-properties fo:orphans="0" fo:widows="0"/>
      <style:text-properties style:font-name="Arial1" fo:font-size="8pt" fo:font-weight="bold" style:font-size-asian="8pt" style:font-weight-asian="bold"/>
    </style:style>
    <style:style style:name="P47" style:family="paragraph" style:parent-style-name="Standard">
      <style:paragraph-properties fo:orphans="0" fo:widows="0" style:snap-to-layout-grid="false"/>
      <style:text-properties style:font-name="Arial1" fo:font-size="8pt" fo:font-weight="bold" style:font-size-asian="8pt" style:font-weight-asian="bold"/>
    </style:style>
    <style:style style:name="P48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49" style:family="paragraph" style:parent-style-name="Standard">
      <style:paragraph-properties fo:text-align="center" style:justify-single-word="false" fo:orphans="0" fo:widows="0"/>
      <style:text-properties style:font-name="Arial1" fo:font-size="8pt" fo:font-weight="bold" style:font-size-asian="8pt" style:font-weight-asian="bold" style:font-size-complex="8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size-complex="8pt"/>
    </style:style>
    <style:style style:name="P51" style:family="paragraph" style:parent-style-name="Standard">
      <style:text-properties style:font-name="Arial1" fo:font-size="8pt" style:font-size-asian="8pt"/>
    </style:style>
    <style:style style:name="P52" style:family="paragraph" style:parent-style-name="Standard">
      <style:paragraph-properties style:snap-to-layout-grid="false"/>
      <style:text-properties style:font-name="Arial1" fo:font-size="8pt" style:font-size-asian="8pt"/>
    </style:style>
    <style:style style:name="P53" style:family="paragraph" style:parent-style-name="Standard">
      <style:text-properties style:font-name="Arial1" fo:font-size="8pt" style:font-size-asian="8pt" style:font-name-complex="Arial1"/>
    </style:style>
    <style:style style:name="P54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55" style:family="paragraph" style:parent-style-name="Standard">
      <style:paragraph-properties fo:orphans="0" fo:widows="0"/>
      <style:text-properties style:font-name="Arial1" fo:font-size="8pt" style:font-size-asian="8pt" style:font-name-complex="Arial1"/>
    </style:style>
    <style:style style:name="P56" style:family="paragraph" style:parent-style-name="Standard">
      <style:paragraph-properties fo:orphans="0" fo:widows="0" style:snap-to-layout-grid="false"/>
      <style:text-properties style:font-name="Arial1" fo:font-size="8pt" style:font-size-asian="8pt" style:font-name-complex="Arial1"/>
    </style:style>
    <style:style style:name="P57" style:family="paragraph" style:parent-style-name="Standard">
      <style:paragraph-properties fo:text-align="center" style:justify-single-word="false" fo:orphans="0" fo:widows="0" style:snap-to-layout-grid="false"/>
      <style:text-properties style:font-name="Arial1" fo:font-size="8pt" style:font-size-asian="8pt" style:font-name-complex="Arial1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P59" style:family="paragraph" style:parent-style-name="Standard">
      <style:paragraph-properties fo:text-align="center" style:justify-single-word="false"/>
      <style:text-properties style:font-name="Arial1" fo:font-size="8pt" style:font-size-asian="8pt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/>
    </style:style>
    <style:style style:name="P61" style:family="paragraph" style:parent-style-name="Standard">
      <style:paragraph-properties fo:orphans="0" fo:widows="0"/>
      <style:text-properties style:font-name="Arial1" fo:font-size="8pt" style:font-size-asian="8pt"/>
    </style:style>
    <style:style style:name="P62" style:family="paragraph" style:parent-style-name="Standard">
      <style:paragraph-properties fo:orphans="0" fo:widows="0" style:snap-to-layout-grid="false"/>
      <style:text-properties style:font-name="Arial1" fo:font-size="8pt" style:font-size-asian="8pt"/>
    </style:style>
    <style:style style:name="P63" style:family="paragraph" style:parent-style-name="Standard">
      <style:text-properties style:font-name="Arial1" fo:font-size="8pt" fo:language="es" fo:country="ES" style:font-size-asian="8pt" style:font-name-complex="Arial1"/>
    </style:style>
    <style:style style:name="P64" style:family="paragraph" style:parent-style-name="Standard">
      <style:paragraph-properties style:snap-to-layout-grid="false"/>
      <style:text-properties style:font-name="Arial1" fo:font-size="8pt" fo:language="es" fo:country="ES" style:font-size-asian="8pt" style:font-name-complex="Arial1"/>
    </style:style>
    <style:style style:name="P65" style:family="paragraph" style:parent-style-name="Standard">
      <style:paragraph-properties fo:orphans="0" fo:widows="0" style:snap-to-layout-grid="false"/>
      <style:text-properties style:font-name="Arial1" fo:font-size="8pt" fo:language="es" fo:country="ES" style:font-size-asian="8pt" style:font-name-complex="Arial1"/>
    </style:style>
    <style:style style:name="P66" style:family="paragraph" style:parent-style-name="Standard">
      <style:text-properties style:font-name="Arial1" fo:font-size="8pt" fo:language="es" fo:country="ES" fo:font-weight="bold" style:font-size-asian="8pt" style:font-weight-asian="bold" style:font-name-complex="Arial1" style:font-weight-complex="bold"/>
    </style:style>
    <style:style style:name="P67" style:family="paragraph" style:parent-style-name="Standard">
      <style:paragraph-properties style:snap-to-layout-grid="false"/>
      <style:text-properties style:font-name="Arial1" fo:font-size="8pt" fo:language="es" fo:country="ES" fo:font-weight="bold" style:font-size-asian="8pt" style:font-weight-asian="bold" style:font-name-complex="Arial1" style:font-weight-complex="bold"/>
    </style:style>
    <style:style style:name="P68" style:family="paragraph" style:parent-style-name="Standard">
      <style:paragraph-properties style:snap-to-layout-grid="false"/>
      <style:text-properties style:font-name="Arial1" fo:font-size="8pt" fo:background-color="#00ffff" style:font-size-asian="8pt" style:font-name-complex="Arial1"/>
    </style:style>
    <style:style style:name="P69" style:family="paragraph" style:parent-style-name="Standard">
      <style:paragraph-properties fo:orphans="0" fo:widows="0"/>
    </style:style>
    <style:style style:name="P70" style:family="paragraph" style:parent-style-name="Standard">
      <style:paragraph-properties fo:margin-left="0.501cm" fo:margin-right="0cm" fo:text-align="justify" style:justify-single-word="false" fo:text-indent="-0.501cm" style:auto-text-indent="false"/>
    </style:style>
    <style:style style:name="P71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style:font-name="Arial1" fo:font-size="9pt" style:font-size-asian="9pt" style:font-name-complex="Arial1" style:font-size-complex="9pt"/>
    </style:style>
    <style:style style:name="P72" style:family="paragraph" style:parent-style-name="Standard">
      <style:paragraph-properties fo:margin-left="0.501cm" fo:margin-right="0cm" fo:text-indent="-0.501cm" style:auto-text-indent="false"/>
      <style:text-properties style:font-name="Arial1" fo:font-size="9pt" style:font-size-asian="9pt" style:font-name-complex="Arial1" style:font-size-complex="8pt"/>
    </style:style>
    <style:style style:name="P7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style:font-name="Arial1" fo:font-size="9pt" style:font-size-asian="9pt" style:font-name-complex="Arial1" style:font-size-complex="8pt"/>
    </style:style>
    <style:style style:name="P74" style:family="paragraph" style:parent-style-name="Standard" style:master-page-name="Converter_20_3">
      <style:paragraph-properties fo:text-align="center" style:justify-single-word="false" style:page-number="auto"/>
      <style:text-properties style:font-name="Arial1" fo:font-size="12pt" fo:font-weight="bold" style:font-size-asian="12pt" style:font-weight-asian="bold" style:font-name-complex="Arial1" style:font-weight-complex="bold"/>
    </style:style>
    <style:style style:name="T1" style:family="text">
      <style:text-properties style:font-name="Arial1"/>
    </style:style>
    <style:style style:name="T2" style:family="text">
      <style:text-properties style:font-name="Arial1" fo:font-size="8pt" fo:font-weight="bold" style:font-size-asian="8pt" style:font-weight-asian="bold"/>
    </style:style>
    <style:style style:name="T3" style:family="text">
      <style:text-properties style:font-name="Arial1" fo:font-size="8pt" style:font-size-asian="8pt"/>
    </style:style>
    <style:style style:name="T4" style:family="text">
      <style:text-properties style:font-name="Arial1" fo:font-size="8pt" style:font-size-asian="8pt" style:font-name-complex="Arial1"/>
    </style:style>
    <style:style style:name="T5" style:family="text">
      <style:text-properties style:font-name="Arial1" fo:font-size="8pt" style:font-size-asian="8pt" style:font-name-complex="Arial1" style:font-size-complex="9pt"/>
    </style:style>
    <style:style style:name="T6" style:family="text">
      <style:text-properties style:font-name="Arial1" fo:font-size="8pt" fo:language="es" fo:country="ES" style:font-size-asian="8pt" style:font-name-complex="Arial1"/>
    </style:style>
    <style:style style:name="T7" style:family="text">
      <style:text-properties style:font-name="Arial1" fo:font-size="8pt" fo:language="en" fo:country="US" style:font-size-asian="8pt"/>
    </style:style>
    <style:style style:name="T8" style:family="text">
      <style:text-properties style:font-name="Arial1" fo:font-size="9pt" style:font-size-asian="9pt" style:font-name-complex="Arial1" style:font-size-complex="9pt"/>
    </style:style>
    <style:style style:name="T9" style:family="text">
      <style:text-properties style:font-name="Arial1" fo:font-size="9pt" fo:language="es" fo:country="ES" style:font-size-asian="9pt" style:font-name-complex="Arial1" style:font-size-complex="9pt"/>
    </style:style>
    <style:style style:name="T10" style:family="text">
      <style:text-properties fo:language="es" fo:country="ES"/>
    </style:style>
    <style:style style:name="T11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5">HORÁRIO DO CURSO DE CIÊNCIAS ECONÔMICAS</text:h>
      <text:h text:style-name="P2" text:outline-level="1">ANO LETIVO 2010 - 1º SEMESTRE</text:h>
      <text:h text:style-name="P2" text:outline-level="1">PERÍODO: DIURNO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h text:style-name="P19" text:outline-level="6"/>
          </table:table-cell>
          <table:table-cell table:style-name="Tabela1.A1" office:value-type="string">
            <text:p text:style-name="P31">HORÁRIO</text:p>
          </table:table-cell>
          <table:table-cell table:style-name="Tabela1.A1" office:value-type="string">
            <text:p text:style-name="P31">SEGUNDA-FEIRA</text:p>
          </table:table-cell>
          <table:table-cell table:style-name="Tabela1.A1" office:value-type="string">
            <text:p text:style-name="P31">TERÇA-FEIRA</text:p>
          </table:table-cell>
          <table:table-cell table:style-name="Tabela1.A1" office:value-type="string">
            <text:p text:style-name="P31">QUARTA-FEIRA</text:p>
          </table:table-cell>
          <table:table-cell table:style-name="Tabela1.A1" office:value-type="string">
            <text:p text:style-name="P31">QUINTA-FEIRA</text:p>
          </table:table-cell>
          <table:table-cell table:style-name="Tabela1.G1" office:value-type="string">
            <text:p text:style-name="P31">SEXTA-FEIRA</text:p>
          </table:table-cell>
        </table:table-row>
        <table:table-row table:style-name="Tabela1.1">
          <table:table-cell table:style-name="Tabela1.A2" table:number-rows-spanned="3" office:value-type="string">
            <text:p text:style-name="P36">1º</text:p>
            <text:p text:style-name="P35"/>
            <text:p text:style-name="P35">A</text:p>
            <text:p text:style-name="P35">N</text:p>
            <text:p text:style-name="P35">O</text:p>
          </table:table-cell>
          <table:table-cell table:style-name="Tabela1.A2" office:value-type="string">
            <text:p text:style-name="P52">8:00 às 10:00 hs.</text:p>
          </table:table-cell>
          <table:table-cell table:style-name="Tabela1.C2" office:value-type="string">
            <text:p text:style-name="P54"/>
          </table:table-cell>
          <table:table-cell table:style-name="Tabela1.C2" office:value-type="string">
            <text:p text:style-name="P54">Anal. Financ. Investimento (2)</text:p>
            <text:p text:style-name="P53">ECO 1219</text:p>
            <text:p text:style-name="P38">Elaboração e Análise de Projetos - ECO2274</text:p>
          </table:table-cell>
          <table:table-cell table:style-name="Tabela1.C2" office:value-type="string">
            <text:p text:style-name="P54">Matem. Econ. I</text:p>
            <text:p text:style-name="P53">CED 2927</text:p>
          </table:table-cell>
          <table:table-cell table:style-name="Tabela1.C2" office:value-type="string">
            <text:p text:style-name="P54">Matem. Econ. I</text:p>
            <text:p text:style-name="P53">CED 2927</text:p>
          </table:table-cell>
          <table:table-cell table:style-name="Tabela1.G2" office:value-type="string">
            <text:p text:style-name="P54">Hist Pensamento Ec I (1)</text:p>
            <text:p text:style-name="P53">ECO 1235</text:p>
            <text:p text:style-name="P38">Hist.Pensamento Ec. -ECO2207</text:p>
          </table:table-cell>
        </table:table-row>
        <table:table-row table:style-name="Tabela1.1">
          <table:covered-table-cell/>
          <table:table-cell table:style-name="Tabela1.A2" office:value-type="string">
            <text:p text:style-name="P52">10:00 às 12:00 hs.</text:p>
          </table:table-cell>
          <table:table-cell table:style-name="Tabela1.C2" office:value-type="string">
            <text:p text:style-name="P54">Contabilidade Social</text:p>
            <text:p text:style-name="P53">ECO 2118</text:p>
          </table:table-cell>
          <table:table-cell table:style-name="Tabela1.C2" office:value-type="string">
            <text:p text:style-name="P54">Contabilidade Social</text:p>
            <text:p text:style-name="P53">ECO 2118</text:p>
          </table:table-cell>
          <table:table-cell table:style-name="Tabela1.C2" office:value-type="string">
            <text:p text:style-name="P54">Anal. Financ. Investimento (2)</text:p>
            <text:p text:style-name="P53">ECO 1219</text:p>
            <text:p text:style-name="P38">Elaboração e Análise de Projetos - ECO2274</text:p>
          </table:table-cell>
          <table:table-cell table:style-name="Tabela1.C2" office:value-type="string">
            <text:p text:style-name="P54">Hist Pensamento Ec I (1)</text:p>
            <text:p text:style-name="P53">ECO 1235</text:p>
            <text:p text:style-name="P22">Hist.Pensamento Ec. - ECO2207</text:p>
          </table:table-cell>
          <table:table-cell table:style-name="Tabela1.G2" office:value-type="string">
            <text:p text:style-name="P54">Hist. Econ. Geral I</text:p>
            <text:p text:style-name="P53">ECO 1928</text:p>
          </table:table-cell>
        </table:table-row>
        <table:table-row table:style-name="Tabela1.1">
          <table:covered-table-cell/>
          <table:table-cell table:style-name="Tabela1.B4" office:value-type="string">
            <text:p text:style-name="P52">14:00 às 16:00 hs.</text:p>
          </table:table-cell>
          <table:table-cell table:style-name="Tabela1.A4" office:value-type="string">
            <text:p text:style-name="P54">Hist. Econ. Geral I</text:p>
            <text:p text:style-name="P53">ECO 1928</text:p>
          </table:table-cell>
          <table:table-cell table:style-name="Tabela1.A4" office:value-type="string">
            <text:p text:style-name="P54"/>
          </table:table-cell>
          <table:table-cell table:style-name="Tabela1.A4" office:value-type="string">
            <text:p text:style-name="P54"/>
          </table:table-cell>
          <table:table-cell table:style-name="Tabela1.A4" office:value-type="string">
            <text:p text:style-name="P54"/>
          </table:table-cell>
          <table:table-cell table:style-name="Tabela1.G4" office:value-type="string">
            <text:p text:style-name="P54"/>
          </table:table-cell>
        </table:table-row>
        <table:table-row table:style-name="Tabela1.1">
          <table:table-cell table:style-name="Tabela1.A1" office:value-type="string">
            <text:h text:style-name="P19" text:outline-level="6"/>
          </table:table-cell>
          <table:table-cell table:style-name="Tabela1.A1" office:value-type="string">
            <text:p text:style-name="P31">HORÁRIO</text:p>
          </table:table-cell>
          <table:table-cell table:style-name="Tabela1.A1" office:value-type="string">
            <text:p text:style-name="P42">SEGUNDA-FEIRA</text:p>
          </table:table-cell>
          <table:table-cell table:style-name="Tabela1.A1" office:value-type="string">
            <text:p text:style-name="P42">TERÇA-FEIRA</text:p>
          </table:table-cell>
          <table:table-cell table:style-name="Tabela1.A1" office:value-type="string">
            <text:p text:style-name="P42">QUARTA-FEIRA</text:p>
          </table:table-cell>
          <table:table-cell table:style-name="Tabela1.A1" office:value-type="string">
            <text:p text:style-name="P42">QUINTA-FEIRA</text:p>
          </table:table-cell>
          <table:table-cell table:style-name="Tabela1.G1" office:value-type="string">
            <text:p text:style-name="P42">SEXTA-FEIRA</text:p>
          </table:table-cell>
        </table:table-row>
        <table:table-row table:style-name="Tabela1.1">
          <table:table-cell table:style-name="Tabela1.C2" table:number-rows-spanned="3" office:value-type="string">
            <text:p text:style-name="P36">2º</text:p>
            <text:p text:style-name="P35">A</text:p>
            <text:p text:style-name="P35">N</text:p>
            <text:p text:style-name="P35">O</text:p>
          </table:table-cell>
          <table:table-cell table:style-name="Tabela1.A2" office:value-type="string">
            <text:p text:style-name="P52">10:00 <text:s/>às 12:00hs.</text:p>
          </table:table-cell>
          <table:table-cell table:style-name="Tabela1.C2" office:value-type="string">
            <text:p text:style-name="P54"/>
            <text:p text:style-name="P53"/>
            <text:p text:style-name="P53"/>
          </table:table-cell>
          <table:table-cell table:style-name="Tabela1.C2" office:value-type="string">
            <text:p text:style-name="P24"/>
          </table:table-cell>
          <table:table-cell table:style-name="Tabela1.C2" office:value-type="string">
            <text:p text:style-name="P64">Est. Econ. Introd. Econom.</text:p>
            <text:p text:style-name="P53">ECO 2100</text:p>
          </table:table-cell>
          <table:table-cell table:style-name="Tabela1.C2" office:value-type="string">
            <text:p text:style-name="P54">Matem. Econ. III</text:p>
            <text:p text:style-name="P53">ECO 2940</text:p>
          </table:table-cell>
          <table:table-cell table:style-name="Tabela1.G2" office:value-type="string">
            <text:p text:style-name="P54"/>
          </table:table-cell>
        </table:table-row>
        <table:table-row table:style-name="Tabela1.1">
          <table:covered-table-cell/>
          <table:table-cell table:style-name="Tabela1.A2" office:value-type="string">
            <text:p text:style-name="P52">14:00 às 16:00 hs.</text:p>
          </table:table-cell>
          <table:table-cell table:style-name="Tabela1.C2" office:value-type="string">
            <text:p text:style-name="P54">Teoria Microec. I</text:p>
            <text:p text:style-name="P53">ECO 2959</text:p>
          </table:table-cell>
          <table:table-cell table:style-name="Tabela1.C2" office:value-type="string">
            <text:p text:style-name="P26"><text:span text:style-name="T4">Hist. </text:span><text:span text:style-name="T6">Econ. Contemporânea</text:span></text:p>
            <text:p text:style-name="P53">ECO 2290</text:p>
          </table:table-cell>
          <table:table-cell table:style-name="Tabela1.C2" office:value-type="string">
            <text:p text:style-name="P54">Teoria Macroec. I</text:p>
            <text:p text:style-name="P53">ECO 1952</text:p>
          </table:table-cell>
          <table:table-cell table:style-name="Tabela1.C2" office:value-type="string">
            <text:p text:style-name="P54">Teoria Macroec. I</text:p>
            <text:p text:style-name="P63">ECO 1952</text:p>
          </table:table-cell>
          <table:table-cell table:style-name="Tabela1.G2" office:value-type="string">
            <text:p text:style-name="P64">Est. Econ. Introd. Econom.</text:p>
            <text:p text:style-name="P53">ECO 2100</text:p>
          </table:table-cell>
        </table:table-row>
        <table:table-row table:style-name="Tabela1.1">
          <table:covered-table-cell/>
          <table:table-cell table:style-name="Tabela1.B4" office:value-type="string">
            <text:p text:style-name="P26"><text:span text:style-name="T3">16:00 às </text:span><text:span text:style-name="T7">18:00 hs.</text:span></text:p>
          </table:table-cell>
          <table:table-cell table:style-name="Tabela1.A4" office:value-type="string">
            <text:p text:style-name="P26"><text:span text:style-name="T4">Hist. </text:span><text:span text:style-name="T6">Econ. Contemporânea</text:span></text:p>
            <text:p text:style-name="P53">ECO 2290</text:p>
          </table:table-cell>
          <table:table-cell table:style-name="Tabela1.A4" office:value-type="string">
            <text:p text:style-name="P54">Teoria Microec. I</text:p>
            <text:p text:style-name="P53">ECO 2959</text:p>
          </table:table-cell>
          <table:table-cell table:style-name="Tabela1.A4" office:value-type="string">
            <text:p text:style-name="P54"/>
          </table:table-cell>
          <table:table-cell table:style-name="Tabela1.A4" office:value-type="string">
            <text:p text:style-name="P54"/>
          </table:table-cell>
          <table:table-cell table:style-name="Tabela1.G4" office:value-type="string">
            <text:p text:style-name="P54">Matem. Econ. III</text:p>
            <text:p text:style-name="P53">ECO 2940</text:p>
          </table:table-cell>
        </table:table-row>
        <table:table-row table:style-name="Tabela1.1">
          <table:table-cell table:style-name="Tabela1.A1" office:value-type="string">
            <text:h text:style-name="P19" text:outline-level="6"/>
          </table:table-cell>
          <table:table-cell table:style-name="Tabela1.A1" office:value-type="string">
            <text:p text:style-name="P31">HORÁRIO</text:p>
          </table:table-cell>
          <table:table-cell table:style-name="Tabela1.A1" office:value-type="string">
            <text:p text:style-name="P42">SEGUNDA-FEIRA</text:p>
          </table:table-cell>
          <table:table-cell table:style-name="Tabela1.A1" office:value-type="string">
            <text:p text:style-name="P42">TERÇA-FEIRA</text:p>
          </table:table-cell>
          <table:table-cell table:style-name="Tabela1.A1" office:value-type="string">
            <text:p text:style-name="P42">QUARTA-FEIRA</text:p>
          </table:table-cell>
          <table:table-cell table:style-name="Tabela1.A1" office:value-type="string">
            <text:p text:style-name="P42">QUINTA-FEIRA</text:p>
          </table:table-cell>
          <table:table-cell table:style-name="Tabela1.G1" office:value-type="string">
            <text:p text:style-name="P42">SEXTA-FEIRA</text:p>
          </table:table-cell>
        </table:table-row>
        <table:table-row table:style-name="Tabela1.1">
          <table:table-cell table:style-name="Tabela1.A2" table:number-rows-spanned="5" office:value-type="string">
            <text:p text:style-name="P37">3º</text:p>
            <text:p text:style-name="P34"/>
            <text:p text:style-name="P34">A</text:p>
            <text:p text:style-name="P34">N</text:p>
            <text:p text:style-name="P34">o</text:p>
          </table:table-cell>
          <table:table-cell table:style-name="Tabela1.A2" office:value-type="string">
            <text:p text:style-name="P52">8:00 às 10:00 hs.</text:p>
          </table:table-cell>
          <table:table-cell table:style-name="Tabela1.C2" office:value-type="string">
            <text:p text:style-name="P54">Sociologia</text:p>
            <text:p text:style-name="P53">SOC 2038</text:p>
          </table:table-cell>
          <table:table-cell table:style-name="Tabela1.C2" office:value-type="string">
            <text:p text:style-name="P54">Teoria Macroec.III</text:p>
            <text:p text:style-name="P53">ECO 1960</text:p>
          </table:table-cell>
          <table:table-cell table:style-name="Tabela1.C2" office:value-type="string">
            <text:p text:style-name="P54">Teoria Macroec.III</text:p>
            <text:p text:style-name="P53">ECO 1960</text:p>
          </table:table-cell>
          <table:table-cell table:style-name="Tabela1.C2" office:value-type="string">
            <text:p text:style-name="P54">Ec. Internac: Comércio (4)</text:p>
            <text:p text:style-name="P53">ECO 8248</text:p>
            <text:p text:style-name="P38">Econ.Intern. I - ECO1120</text:p>
          </table:table-cell>
          <table:table-cell table:style-name="Tabela1.G2" office:value-type="string">
            <text:p text:style-name="P54">Ec. Internac: Comércio (4)</text:p>
            <text:p text:style-name="P53">ECO 8248</text:p>
            <text:p text:style-name="P38">Econ.Intern. I <text:s/>- ECO1120</text:p>
          </table:table-cell>
        </table:table-row>
        <table:table-row table:style-name="Tabela1.1">
          <table:covered-table-cell/>
          <table:table-cell table:style-name="Tabela1.A2" office:value-type="string">
            <text:p text:style-name="P52">10:00 às 12:00 hs.</text:p>
          </table:table-cell>
          <table:table-cell table:style-name="Tabela1.C2" office:value-type="string">
            <text:p text:style-name="P54">Sociologia</text:p>
            <text:p text:style-name="P53">SOC 2038</text:p>
          </table:table-cell>
          <table:table-cell table:style-name="Tabela1.C2" office:value-type="string">
            <text:p text:style-name="P54">Econ. Brasileira I (3)</text:p>
            <text:p text:style-name="P53">ECO 1197</text:p>
            <text:p text:style-name="P38">Econ.Brasil.Contemp.</text:p>
            <text:p text:style-name="P38">ECO2240</text:p>
          </table:table-cell>
          <table:table-cell table:style-name="Tabela1.C2" office:value-type="string">
            <text:p text:style-name="P54">Econ. Brasileira I (3)</text:p>
            <text:p text:style-name="P53">ECO 1197</text:p>
            <text:p text:style-name="P38">Econ.Brasil.Contemp.</text:p>
            <text:p text:style-name="P38">ECO2240</text:p>
          </table:table-cell>
          <table:table-cell table:style-name="Tabela1.C2" office:value-type="string">
            <text:p text:style-name="P54">Teoria Microec. III</text:p>
            <text:p text:style-name="P53">ECO 5680</text:p>
          </table:table-cell>
          <table:table-cell table:style-name="Tabela1.G2" office:value-type="string">
            <text:p text:style-name="P54">Teoria Microec. III</text:p>
            <text:p text:style-name="P53">ECO 5680</text:p>
          </table:table-cell>
        </table:table-row>
        <table:table-row table:style-name="Tabela1.1">
          <table:covered-table-cell/>
          <table:table-cell table:style-name="Tabela1.A2" office:value-type="string">
            <text:p text:style-name="P52">10:00 às 12:00 hs.</text:p>
          </table:table-cell>
          <table:table-cell table:style-name="Tabela1.C2" office:value-type="string">
            <text:p text:style-name="P54">OPTATIVA</text:p>
          </table:table-cell>
          <table:table-cell table:style-name="Tabela1.C2" office:value-type="string">
            <text:p text:style-name="P26"><text:span text:style-name="T4">Econ. </text:span><text:span text:style-name="T6">Internac: Finanças (5)</text:span></text:p>
            <text:p text:style-name="P63">ECO 8256</text:p>
            <text:p text:style-name="P38">Econ.Intern. II - ECO1138</text:p>
          </table:table-cell>
          <table:table-cell table:style-name="Tabela1.C2" office:value-type="string">
            <text:p text:style-name="P54">OPTATIVA</text:p>
          </table:table-cell>
          <table:table-cell table:style-name="Tabela1.C2" office:value-type="string">
            <text:p text:style-name="P40">Desenv. Sóc. Econômico (6) - ECO 2193</text:p>
          </table:table-cell>
          <table:table-cell table:style-name="Tabela1.G2" office:value-type="string">
            <text:p text:style-name="P54"/>
          </table:table-cell>
        </table:table-row>
        <table:table-row table:style-name="Tabela1.1">
          <table:covered-table-cell/>
          <table:table-cell table:style-name="Tabela1.A2" office:value-type="string">
            <text:p text:style-name="P52">14:00 às 16:00 hs.</text:p>
          </table:table-cell>
          <table:table-cell table:style-name="Tabela1.C2" office:value-type="string">
            <text:p text:style-name="P54">Econ. Internac: Finanças (5)</text:p>
            <text:p text:style-name="P53">ECO 8256</text:p>
            <text:p text:style-name="P38">Econ.Intern. II - ECO1138</text:p>
          </table:table-cell>
          <table:table-cell table:style-name="Tabela1.C2" office:value-type="string">
            <text:h text:style-name="P21" text:outline-level="9">Monografia I – ECO7791</text:h>
          </table:table-cell>
          <table:table-cell table:style-name="Tabela1.C2" office:value-type="string">
            <text:p text:style-name="P54">OPTATIVA</text:p>
          </table:table-cell>
          <table:table-cell table:style-name="Tabela1.C2" office:value-type="string">
            <text:p text:style-name="P56">OPTATIVA</text:p>
          </table:table-cell>
          <table:table-cell table:style-name="Tabela1.G2" office:value-type="string">
            <text:p text:style-name="P40">Desenv. Sóc. Econômico (6)</text:p>
            <text:p text:style-name="P39">ECO 2193</text:p>
          </table:table-cell>
        </table:table-row>
        <table:table-row table:style-name="Tabela1.1">
          <table:covered-table-cell/>
          <table:table-cell table:style-name="Tabela1.A2" office:value-type="string">
            <text:p text:style-name="P52">16:00 às 18:00 hs.</text:p>
          </table:table-cell>
          <table:table-cell table:style-name="Tabela1.C2" office:value-type="string">
            <text:p text:style-name="P54">OPTATIVA</text:p>
          </table:table-cell>
          <table:table-cell table:style-name="Tabela1.C2" office:value-type="string">
            <text:h text:style-name="P21" text:outline-level="9">Monografia I – ECO 7791</text:h>
          </table:table-cell>
          <table:table-cell table:style-name="Tabela1.C2" office:value-type="string">
            <text:p text:style-name="P54"/>
          </table:table-cell>
          <table:table-cell table:style-name="Tabela1.C2" office:value-type="string">
            <text:p text:style-name="P54"/>
          </table:table-cell>
          <table:table-cell table:style-name="Tabela1.G2" office:value-type="string">
            <text:p text:style-name="P56">OPTATIVA</text:p>
          </table:table-cell>
        </table:table-row>
        <table:table-row table:style-name="Tabela1.1">
          <table:table-cell table:style-name="Tabela1.A2" table:number-rows-spanned="2" office:value-type="string">
            <text:p text:style-name="P52">4º</text:p>
            <text:p text:style-name="P51"/>
            <text:p text:style-name="P51">ANO</text:p>
          </table:table-cell>
          <table:table-cell table:style-name="Tabela1.A2" office:value-type="string">
            <text:p text:style-name="P52">14:00 às 16:00 hs.</text:p>
          </table:table-cell>
          <table:table-cell table:style-name="Tabela1.C2" office:value-type="string">
            <text:p text:style-name="P54"/>
          </table:table-cell>
          <table:table-cell table:style-name="Tabela1.C2" office:value-type="string">
            <text:p text:style-name="P54"/>
          </table:table-cell>
          <table:table-cell table:style-name="Tabela1.C2" office:value-type="string">
            <text:h text:style-name="P21" text:outline-level="9">Monografia II – ECO7802</text:h>
          </table:table-cell>
          <table:table-cell table:style-name="Tabela1.C2" office:value-type="string">
            <text:p text:style-name="P54"/>
          </table:table-cell>
          <table:table-cell table:style-name="Tabela1.G2" office:value-type="string">
            <text:p text:style-name="P54"/>
          </table:table-cell>
        </table:table-row>
        <table:table-row table:style-name="Tabela1.1">
          <table:covered-table-cell/>
          <table:table-cell table:style-name="Tabela1.A2" office:value-type="string">
            <text:p text:style-name="P52">16:00 às 18:00 hs.</text:p>
          </table:table-cell>
          <table:table-cell table:style-name="Tabela1.C2" office:value-type="string">
            <text:p text:style-name="P54"/>
          </table:table-cell>
          <table:table-cell table:style-name="Tabela1.C2" office:value-type="string">
            <text:p text:style-name="P54"/>
          </table:table-cell>
          <table:table-cell table:style-name="Tabela1.C2" office:value-type="string">
            <text:h text:style-name="P21" text:outline-level="9">Monografia II – ECO7802</text:h>
          </table:table-cell>
          <table:table-cell table:style-name="Tabela1.C2" office:value-type="string">
            <text:p text:style-name="P54"/>
          </table:table-cell>
          <table:table-cell table:style-name="Tabela1.G2" office:value-type="string">
            <text:p text:style-name="P54"/>
          </table:table-cell>
        </table:table-row>
      </table:table>
      <text:p text:style-name="P71"/>
      <text:p text:style-name="P71">(1) História do Pensamento Econômico I (ECO 1235) é equivalente a História do Pensamento Econômico (ECO 2207) ministrada no 2º semestre na antiga estrutura curricular;</text:p>
      <text:p text:style-name="P71">(2) Análise Financeira de Investimentos (ECO 1219) é equivalente à disciplina Elaboração e Análise de Projetos (ECO2274) ministrada no 2º semestre na antiga estrutura curricular;</text:p>
      <text:p text:style-name="P71">(3) Economia Brasileira I (ECO 1197) é equivalente a Economia Brasileira Contemporânea (ECO 2240) ministrada no 2º semestre na antiga estrutura curricular;</text:p>
      <text:p text:style-name="P71">(4) Economia Internacional: Comércio (ECO 8248) <text:s/>é equivalente à Economia Internacional I (ECO 1120) ministrada no 2º semestre na antiga estrutura curricular;</text:p>
      <text:p text:style-name="P70"><text:span text:style-name="T8">(5) Economia Internacional: Finanças (ECO 8256) é equivalente à disciplina Economia Internacional II (ECO </text:span><text:span text:style-name="T9">1138</text:span><text:span text:style-name="T8">) da antiga estrutura curricular.</text:span></text:p>
      <text:p text:style-name="P71">(6) Desenvolvimento Sócio-Econômico (ECO 2193) era ministrada no 2º semestre na antiga estrutura curricular.</text:p>
      <text:h text:style-name="P15" text:outline-level="5">HORÁRIO DO CURSO DE CIÊNCIAS ECONÔMICAS</text:h>
      <text:h text:style-name="P11" text:outline-level="5">ANO LETIVO <text:s/>2010 - 1º SEMESTRE</text:h>
      <text:h text:style-name="P3" text:outline-level="1">PERÍODO: NOTURNO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G"/>
        <table:table-row table:style-name="Tabela2.1">
          <table:table-cell table:style-name="Tabela2.A1" office:value-type="string">
            <text:h text:style-name="P12" text:outline-level="5">ANO</text:h>
          </table:table-cell>
          <table:table-cell table:style-name="Tabela2.A1" office:value-type="string">
            <text:h text:style-name="P12" text:outline-level="5">HORÁRIO</text:h>
          </table:table-cell>
          <table:table-cell table:style-name="Tabela2.C1" office:value-type="string">
            <text:h text:style-name="P12" text:outline-level="5">SEGUNDA-FEIRA</text:h>
          </table:table-cell>
          <table:table-cell table:style-name="Tabela2.C1" office:value-type="string">
            <text:h text:style-name="P12" text:outline-level="5">TERÇA-FEIRA</text:h>
          </table:table-cell>
          <table:table-cell table:style-name="Tabela2.C1" office:value-type="string">
            <text:h text:style-name="P12" text:outline-level="5">QUARTA-FEIRA</text:h>
          </table:table-cell>
          <table:table-cell table:style-name="Tabela2.C1" office:value-type="string">
            <text:h text:style-name="P12" text:outline-level="5">QUINTA-FEIRA</text:h>
          </table:table-cell>
          <table:table-cell table:style-name="Tabela2.G1" office:value-type="string">
            <text:h text:style-name="P12" text:outline-level="5">SEXTA-FEIRA</text:h>
          </table:table-cell>
        </table:table-row>
        <table:table-row table:style-name="Tabela2.1">
          <table:table-cell table:style-name="Tabela2.A1" table:number-rows-spanned="2" office:value-type="string">
            <text:p text:style-name="P33">1º</text:p>
            <text:p text:style-name="P32"/>
            <text:p text:style-name="P32">A</text:p>
            <text:p text:style-name="P32">N</text:p>
            <text:p text:style-name="P49">o</text:p>
          </table:table-cell>
          <table:table-cell table:style-name="Tabela2.A1" office:value-type="string">
            <text:p text:style-name="P47">19:00 <text:s/>às</text:p>
            <text:p text:style-name="P46">21:00 hs.</text:p>
          </table:table-cell>
          <table:table-cell table:style-name="Tabela2.C2" office:value-type="string">
            <text:p text:style-name="P54">Contabilidade Social</text:p>
            <text:p text:style-name="P53">ECO 2118</text:p>
          </table:table-cell>
          <table:table-cell table:style-name="Tabela2.C2" office:value-type="string">
            <text:p text:style-name="P54">Contabilidade Social</text:p>
            <text:p text:style-name="P53">ECO 2118</text:p>
          </table:table-cell>
          <table:table-cell table:style-name="Tabela2.C2" office:value-type="string">
            <text:p text:style-name="P54">Matem. Econ. I</text:p>
            <text:p text:style-name="P53">CED 2927</text:p>
          </table:table-cell>
          <table:table-cell table:style-name="Tabela2.C2" office:value-type="string">
            <text:p text:style-name="P56">Hist Pensamento Ec I (1)</text:p>
            <text:p text:style-name="P55">ECO 1235</text:p>
            <text:p text:style-name="P39">Hist.Pens.Econômico ECO2207</text:p>
          </table:table-cell>
          <table:table-cell table:style-name="Tabela2.G2" office:value-type="string">
            <text:p text:style-name="P56">Hist. Econ. Geral I</text:p>
            <text:p text:style-name="P55">ECO 1928</text:p>
          </table:table-cell>
        </table:table-row>
        <table:table-row table:style-name="Tabela2.1">
          <table:covered-table-cell/>
          <table:table-cell table:style-name="Tabela2.A1" office:value-type="string">
            <text:p text:style-name="P52">21:00 às</text:p>
            <text:p text:style-name="P51">23:00 hs.</text:p>
          </table:table-cell>
          <table:table-cell table:style-name="Tabela2.C2" office:value-type="string">
            <text:p text:style-name="P56">Hist. Econ. Geral I</text:p>
            <text:p text:style-name="P55">ECO 1928</text:p>
          </table:table-cell>
          <table:table-cell table:style-name="Tabela2.C2" office:value-type="string">
            <text:p text:style-name="P54">Anal. Fin. Investimento (2)</text:p>
            <text:p text:style-name="P53">ECO 1219</text:p>
            <text:p text:style-name="P22">Elab.Anal. <text:s/>Projetos-</text:p>
            <text:p text:style-name="P22"><text:s/>ECO2274</text:p>
          </table:table-cell>
          <table:table-cell table:style-name="Tabela2.C2" office:value-type="string">
            <text:p text:style-name="P54">Anal. Fin. Investimento (2)</text:p>
            <text:p text:style-name="P53">ECO 1219</text:p>
            <text:p text:style-name="P38">Elab.Anal.Projetos ECO2274</text:p>
          </table:table-cell>
          <table:table-cell table:style-name="Tabela2.C2" office:value-type="string">
            <text:p text:style-name="P54">Matem. Econ. I</text:p>
            <text:p text:style-name="P53">CED 2927</text:p>
          </table:table-cell>
          <table:table-cell table:style-name="Tabela2.G2" office:value-type="string">
            <text:p text:style-name="P56">Hist Pensamento Ec I (1)</text:p>
            <text:p text:style-name="P55">ECO 1235</text:p>
            <text:p text:style-name="P39">Hist.Pensamento Econômico ECO2207</text:p>
          </table:table-cell>
        </table:table-row>
        <table:table-row table:style-name="Tabela2.1">
          <table:table-cell table:style-name="Tabela2.A1" office:value-type="string">
            <text:h text:style-name="P7" text:outline-level="3"/>
          </table:table-cell>
          <table:table-cell table:style-name="Tabela2.A1" office:value-type="string">
            <text:h text:style-name="P8" text:outline-level="3">HORÁRIO</text:h>
          </table:table-cell>
          <table:table-cell table:style-name="Tabela2.C1" office:value-type="string">
            <text:h text:style-name="P9" text:outline-level="3">SEGUNDA-FEIRA</text:h>
          </table:table-cell>
          <table:table-cell table:style-name="Tabela2.C1" office:value-type="string">
            <text:h text:style-name="P9" text:outline-level="3">TERÇA-FEIRA</text:h>
          </table:table-cell>
          <table:table-cell table:style-name="Tabela2.C1" office:value-type="string">
            <text:h text:style-name="P9" text:outline-level="3">QUARTA-FEIRA</text:h>
          </table:table-cell>
          <table:table-cell table:style-name="Tabela2.C1" office:value-type="string">
            <text:h text:style-name="P9" text:outline-level="3">QUINTA-FEIRA</text:h>
          </table:table-cell>
          <table:table-cell table:style-name="Tabela2.G1" office:value-type="string">
            <text:h text:style-name="P9" text:outline-level="3">SEXTA-FEIRA</text:h>
          </table:table-cell>
        </table:table-row>
        <table:table-row table:style-name="Tabela2.5">
          <table:table-cell table:style-name="Tabela2.A1" table:number-rows-spanned="2" office:value-type="string">
            <text:p text:style-name="P50">2º</text:p>
            <text:p text:style-name="P48"/>
            <text:p text:style-name="P48">A</text:p>
            <text:p text:style-name="P48">N</text:p>
            <text:h text:style-name="P5" text:outline-level="2">O</text:h>
          </table:table-cell>
          <table:table-cell table:style-name="Tabela2.A1" office:value-type="string">
            <text:p text:style-name="P45">19:00 às</text:p>
            <text:p text:style-name="Standard"><text:span text:style-name="T2">21:00 <text:s/>hs</text:span><text:span text:style-name="T3">.</text:span></text:p>
          </table:table-cell>
          <table:table-cell table:style-name="Tabela2.C2" office:value-type="string">
            <text:p text:style-name="P54">Teoria Microec. I</text:p>
            <text:p text:style-name="P53">ECO 2959</text:p>
          </table:table-cell>
          <table:table-cell table:style-name="Tabela2.C2" office:value-type="string">
            <text:p text:style-name="P26"><text:span text:style-name="T4">Hist. </text:span><text:span text:style-name="T6">Econ. Contemporânea</text:span></text:p>
            <text:p text:style-name="P63">ECO 2290</text:p>
          </table:table-cell>
          <table:table-cell table:style-name="Tabela2.C2" office:value-type="string">
            <text:p text:style-name="P65">Est. Econ. Introd. Econom.</text:p>
            <text:p text:style-name="P55">ECO 2100</text:p>
          </table:table-cell>
          <table:table-cell table:style-name="Tabela2.C2" office:value-type="string">
            <text:p text:style-name="P54">Teoria Macroec. I</text:p>
            <text:p text:style-name="P63">ECO 1952</text:p>
          </table:table-cell>
          <table:table-cell table:style-name="Tabela2.G2" office:value-type="string">
            <text:p text:style-name="P65">Est. Econ. Introd. Econom.</text:p>
            <text:p text:style-name="P55">ECO 2100</text:p>
          </table:table-cell>
        </table:table-row>
        <table:table-row table:style-name="Tabela2.1">
          <table:covered-table-cell/>
          <table:table-cell table:style-name="Tabela2.A1" office:value-type="string">
            <text:p text:style-name="P62">21:00 às</text:p>
            <text:p text:style-name="P61">23:00 hs.</text:p>
          </table:table-cell>
          <table:table-cell table:style-name="Tabela2.C2" office:value-type="string">
            <text:p text:style-name="P26"><text:span text:style-name="T4">Hist. </text:span><text:span text:style-name="T6">Econ. Contemporânea</text:span></text:p>
            <text:p text:style-name="P63">ECO 2290</text:p>
          </table:table-cell>
          <table:table-cell table:style-name="Tabela2.C2" office:value-type="string">
            <text:p text:style-name="P54">Teoria Microec. I</text:p>
            <text:p text:style-name="P53">ECO 2959</text:p>
          </table:table-cell>
          <table:table-cell table:style-name="Tabela2.C2" office:value-type="string">
            <text:p text:style-name="P54">Teoria Macroec. I</text:p>
            <text:p text:style-name="P53">ECO 1952</text:p>
          </table:table-cell>
          <table:table-cell table:style-name="Tabela2.C2" office:value-type="string">
            <text:p text:style-name="P56">Matem. Econ. III</text:p>
            <text:p text:style-name="P55">ECO 2940</text:p>
          </table:table-cell>
          <table:table-cell table:style-name="Tabela2.G2" office:value-type="string">
            <text:p text:style-name="P56">Matem. Econ. III</text:p>
            <text:p text:style-name="P55">ECO 2940</text:p>
          </table:table-cell>
        </table:table-row>
        <table:table-row table:style-name="Tabela2.1">
          <table:table-cell table:style-name="Tabela2.A1" office:value-type="string">
            <text:p text:style-name="P33"/>
          </table:table-cell>
          <table:table-cell table:style-name="Tabela2.A1" office:value-type="string">
            <text:p text:style-name="P33">HORÁRIO</text:p>
          </table:table-cell>
          <table:table-cell table:style-name="Tabela2.C1" office:value-type="string">
            <text:p text:style-name="P57">SEGUNDA-FEIRA</text:p>
          </table:table-cell>
          <table:table-cell table:style-name="Tabela2.C1" office:value-type="string">
            <text:p text:style-name="P57">TERÇA-FEIRA</text:p>
          </table:table-cell>
          <table:table-cell table:style-name="Tabela2.C1" office:value-type="string">
            <text:p text:style-name="P57">QUARTA-FEIRA</text:p>
          </table:table-cell>
          <table:table-cell table:style-name="Tabela2.C1" office:value-type="string">
            <text:p text:style-name="P57">QUINTA-FEIRA</text:p>
          </table:table-cell>
          <table:table-cell table:style-name="Tabela2.G1" office:value-type="string">
            <text:p text:style-name="P57">SEXTA-FEIRA</text:p>
          </table:table-cell>
        </table:table-row>
        <table:table-row table:style-name="Tabela2.1">
          <table:table-cell table:style-name="Tabela2.A1" table:number-rows-spanned="2" office:value-type="string">
            <text:p text:style-name="P33">3º</text:p>
            <text:p text:style-name="P32"/>
            <text:p text:style-name="P32">A</text:p>
            <text:p text:style-name="P32">N</text:p>
            <text:h text:style-name="P6" text:outline-level="2">O</text:h>
          </table:table-cell>
          <table:table-cell table:style-name="Tabela2.A1" office:value-type="string">
            <text:p text:style-name="P62">19:00 às</text:p>
            <text:p text:style-name="P61">21:00 hs.</text:p>
          </table:table-cell>
          <table:table-cell table:style-name="Tabela2.C2" office:value-type="string">
            <text:p text:style-name="P56">Sociologia</text:p>
            <text:p text:style-name="P55">SOC 2038</text:p>
          </table:table-cell>
          <table:table-cell table:style-name="Tabela2.C2" office:value-type="string">
            <text:p text:style-name="P56"><text:s/>Teoria Macroec.III</text:p>
            <text:p text:style-name="P55">ECO 1960</text:p>
          </table:table-cell>
          <table:table-cell table:style-name="Tabela2.C2" office:value-type="string">
            <text:p text:style-name="P56">Econ. Brasileira I (3)</text:p>
            <text:p text:style-name="P55">ECO 1197/</text:p>
            <text:p text:style-name="P39">Econ.Brasil.Contemp</text:p>
            <text:p text:style-name="P39">ECO2240</text:p>
          </table:table-cell>
          <table:table-cell table:style-name="Tabela2.C2" office:value-type="string">
            <text:p text:style-name="P56">Ec Internac: Comércio (4)</text:p>
            <text:p text:style-name="P69"><text:span text:style-name="T4">ECO </text:span><text:span text:style-name="T5">8248</text:span></text:p>
            <text:p text:style-name="P44">Econ.Intern. I - ECO1120</text:p>
          </table:table-cell>
          <table:table-cell table:style-name="Tabela2.G2" office:value-type="string">
            <text:p text:style-name="P56">Teoria Microec. III</text:p>
            <text:p text:style-name="P55">ECO 5680</text:p>
          </table:table-cell>
        </table:table-row>
        <table:table-row table:style-name="Tabela2.1">
          <table:covered-table-cell/>
          <table:table-cell table:style-name="Tabela2.A1" office:value-type="string">
            <text:p text:style-name="P62">21:00 às</text:p>
            <text:p text:style-name="P61">23:00 hs.</text:p>
          </table:table-cell>
          <table:table-cell table:style-name="Tabela2.C2" office:value-type="string">
            <text:p text:style-name="P56">Sociologia</text:p>
            <text:p text:style-name="P55">SOC 2038</text:p>
          </table:table-cell>
          <table:table-cell table:style-name="Tabela2.C2" office:value-type="string">
            <text:p text:style-name="P56">Econ. Brasileira I (3)</text:p>
            <text:p text:style-name="P55">ECO 1197</text:p>
            <text:p text:style-name="P39">Econ.Brasil.Contemp</text:p>
            <text:p text:style-name="P39">ECO2240</text:p>
          </table:table-cell>
          <table:table-cell table:style-name="Tabela2.C2" office:value-type="string">
            <text:p text:style-name="P56">Teoria Macroec.III</text:p>
            <text:p text:style-name="P55">ECO 1960</text:p>
          </table:table-cell>
          <table:table-cell table:style-name="Tabela2.C2" office:value-type="string">
            <text:p text:style-name="P56">Teoria Microec. III</text:p>
            <text:p text:style-name="P55">ECO 5680</text:p>
          </table:table-cell>
          <table:table-cell table:style-name="Tabela2.G2" office:value-type="string">
            <text:p text:style-name="P56">Ec Internac: Comércio (4)</text:p>
            <text:p text:style-name="P69"><text:span text:style-name="T4">ECO </text:span><text:span text:style-name="T5">8248</text:span></text:p>
            <text:p text:style-name="P44">Econ.Intern. I -ECO1120</text:p>
          </table:table-cell>
        </table:table-row>
        <table:table-row table:style-name="Tabela2.1">
          <table:table-cell table:style-name="Tabela2.A1" table:number-rows-spanned="2" office:value-type="string">
            <text:p text:style-name="P33">4º</text:p>
            <text:p text:style-name="P32"/>
            <text:p text:style-name="P32">A</text:p>
            <text:p text:style-name="P32">N</text:p>
            <text:h text:style-name="P6" text:outline-level="2">O</text:h>
          </table:table-cell>
          <table:table-cell table:style-name="Tabela2.A1" office:value-type="string">
            <text:p text:style-name="P47">19:00 às</text:p>
            <text:p text:style-name="P69"><text:span text:style-name="T2">21:00 hs</text:span><text:span text:style-name="T3">.</text:span></text:p>
          </table:table-cell>
          <table:table-cell table:style-name="Tabela2.C2" office:value-type="string">
            <text:p text:style-name="P54">Ec. Internac: Finanças (5)</text:p>
            <text:p text:style-name="Standard"><text:span text:style-name="T4">ECO </text:span><text:span text:style-name="T5">8256</text:span></text:p>
            <text:p text:style-name="P43">Econ. Intern. II - ECO1138</text:p>
          </table:table-cell>
          <table:table-cell table:style-name="Tabela2.C2" office:value-type="string">
            <text:p text:style-name="P56">OPTATIVA</text:p>
          </table:table-cell>
          <table:table-cell table:style-name="Tabela2.C2" office:value-type="string">
            <text:p text:style-name="P54">OPTATIVA</text:p>
          </table:table-cell>
          <table:table-cell table:style-name="Tabela2.C2" office:value-type="string">
            <text:p text:style-name="P40">Desenv. Sóc. Econômico (6)</text:p>
            <text:p text:style-name="P23">ECO 2193</text:p>
          </table:table-cell>
          <table:table-cell table:style-name="Tabela2.G2" office:value-type="string">
            <text:p text:style-name="P56">OPTATIVA</text:p>
          </table:table-cell>
        </table:table-row>
        <table:table-row table:style-name="Tabela2.1">
          <table:covered-table-cell/>
          <table:table-cell table:style-name="Tabela2.A1" office:value-type="string">
            <text:p text:style-name="P62">21:00 às</text:p>
            <text:p text:style-name="P61">23:00 hs.</text:p>
          </table:table-cell>
          <table:table-cell table:style-name="Tabela2.C2" office:value-type="string">
            <text:p text:style-name="P54">OPTATIVA</text:p>
          </table:table-cell>
          <table:table-cell table:style-name="Tabela2.C2" office:value-type="string">
            <text:p text:style-name="P54">Ec. Internac: Finanças (5)</text:p>
            <text:p text:style-name="Standard"><text:span text:style-name="T4">ECO </text:span><text:span text:style-name="T5">8256</text:span></text:p>
            <text:p text:style-name="P43">Econ.Intern. II - ECO1138</text:p>
          </table:table-cell>
          <table:table-cell table:style-name="Tabela2.C2" office:value-type="string">
            <text:p text:style-name="P56">OPTATIVA</text:p>
          </table:table-cell>
          <table:table-cell table:style-name="Tabela2.C2" office:value-type="string">
            <text:p text:style-name="P56">OPTATIVA</text:p>
          </table:table-cell>
          <table:table-cell table:style-name="Tabela2.G2" office:value-type="string">
            <text:p text:style-name="P40">Desenv. Sóc. Econômico (6)</text:p>
            <text:p text:style-name="P39">ECO 2193</text:p>
          </table:table-cell>
        </table:table-row>
        <table:table-row table:style-name="Tabela2.1">
          <table:table-cell table:style-name="Tabela2.A1" table:number-rows-spanned="2" office:value-type="string">
            <text:p text:style-name="P33">4º</text:p>
            <text:p text:style-name="P32"/>
            <text:p text:style-name="P32">A</text:p>
            <text:p text:style-name="P32">N</text:p>
            <text:h text:style-name="P6" text:outline-level="2">O</text:h>
          </table:table-cell>
          <table:table-cell table:style-name="Tabela2.A1" office:value-type="string">
            <text:p text:style-name="P47">19:00 às</text:p>
            <text:p text:style-name="P46">21:00 hs.</text:p>
          </table:table-cell>
          <table:table-cell table:style-name="Tabela2.C2" office:value-type="string">
            <text:p text:style-name="P56"/>
          </table:table-cell>
          <table:table-cell table:style-name="Tabela2.C2" office:value-type="string">
            <text:p text:style-name="P54"/>
          </table:table-cell>
          <table:table-cell table:style-name="Tabela2.C2" office:value-type="string">
            <text:p text:style-name="P54"/>
          </table:table-cell>
          <table:table-cell table:style-name="Tabela2.C2" office:value-type="string">
            <text:p text:style-name="P54"/>
          </table:table-cell>
          <table:table-cell table:style-name="Tabela2.G2" office:value-type="string">
            <text:p text:style-name="P54">Monografia I – ECO7791</text:p>
          </table:table-cell>
        </table:table-row>
        <table:table-row table:style-name="Tabela2.1">
          <table:covered-table-cell/>
          <table:table-cell table:style-name="Tabela2.A1" office:value-type="string">
            <text:p text:style-name="P62">21:00 às</text:p>
            <text:p text:style-name="P61">23:00 hs.</text:p>
          </table:table-cell>
          <table:table-cell table:style-name="Tabela2.C2" office:value-type="string">
            <text:p text:style-name="P56"/>
          </table:table-cell>
          <table:table-cell table:style-name="Tabela2.C2" office:value-type="string">
            <text:p text:style-name="P54"/>
          </table:table-cell>
          <table:table-cell table:style-name="Tabela2.C2" office:value-type="string">
            <text:p text:style-name="P54"><text:s/></text:p>
          </table:table-cell>
          <table:table-cell table:style-name="Tabela2.C2" office:value-type="string">
            <text:p text:style-name="P54">Monografia I – ECO7791</text:p>
          </table:table-cell>
          <table:table-cell table:style-name="Tabela2.G2" office:value-type="string">
            <text:p text:style-name="P54"/>
          </table:table-cell>
        </table:table-row>
        <table:table-row table:style-name="Tabela2.1">
          <table:table-cell table:style-name="Tabela2.A1" table:number-rows-spanned="2" office:value-type="string">
            <text:p text:style-name="P33">4º</text:p>
            <text:p text:style-name="P32"/>
            <text:p text:style-name="P32">A</text:p>
            <text:p text:style-name="P32">N</text:p>
            <text:h text:style-name="P6" text:outline-level="2">O</text:h>
          </table:table-cell>
          <table:table-cell table:style-name="Tabela2.A1" office:value-type="string">
            <text:p text:style-name="P47">19:00 às</text:p>
            <text:p text:style-name="P46">21:00 hs.</text:p>
          </table:table-cell>
          <table:table-cell table:style-name="Tabela2.C2" office:value-type="string">
            <text:p text:style-name="P56"/>
          </table:table-cell>
          <table:table-cell table:style-name="Tabela2.C2" office:value-type="string">
            <text:p text:style-name="P54"/>
          </table:table-cell>
          <table:table-cell table:style-name="Tabela2.C2" office:value-type="string">
            <text:p text:style-name="P54">Monografia II – ECO7802</text:p>
          </table:table-cell>
          <table:table-cell table:style-name="Tabela2.C2" office:value-type="string">
            <text:p text:style-name="P54"/>
          </table:table-cell>
          <table:table-cell table:style-name="Tabela2.G2" office:value-type="string">
            <text:p text:style-name="P54"/>
          </table:table-cell>
        </table:table-row>
        <table:table-row table:style-name="Tabela2.1">
          <table:covered-table-cell/>
          <table:table-cell table:style-name="Tabela2.A1" office:value-type="string">
            <text:p text:style-name="P62">21:00 às</text:p>
            <text:p text:style-name="P61">23:00 hs.</text:p>
          </table:table-cell>
          <table:table-cell table:style-name="Tabela2.C2" office:value-type="string">
            <text:p text:style-name="P56"/>
          </table:table-cell>
          <table:table-cell table:style-name="Tabela2.C2" office:value-type="string">
            <text:p text:style-name="P56"/>
          </table:table-cell>
          <table:table-cell table:style-name="Tabela2.C2" office:value-type="string">
            <text:h text:style-name="P21" text:outline-level="9">Monografia II – ECO7802</text:h>
          </table:table-cell>
          <table:table-cell table:style-name="Tabela2.C2" office:value-type="string">
            <text:p text:style-name="P56"/>
          </table:table-cell>
          <table:table-cell table:style-name="Tabela2.G2" office:value-type="string">
            <text:p text:style-name="P54"/>
          </table:table-cell>
        </table:table-row>
      </table:table>
      <text:p text:style-name="P71">1) História do Pensamento Econômico I (ECO 1235) é equivalente à disciplina História do Pensamento Econômico (ECO 2207) ministrada no 2º semestre na antiga estrutura curricular;</text:p>
      <text:p text:style-name="P71">(2) Análise Financeira de Investimentos (ECO 1219) é equivalente à disciplina Elaboração e Análise de Projetos (ECO2274) da antiga estrutura curricular;</text:p>
      <text:p text:style-name="P71">(3) Economia Brasileira I (ECO 1197) é equivalente a Economia Brasileira Contemporânea (ECO 2240) ministrada no 2º semestre na antiga estrutura curricular;</text:p>
      <text:p text:style-name="P71">(4) Economia Internacional: Comércio (ECO 8248) <text:s/>é equivalente à disciplina Economia Internacional I (ECO 1120) ministrada no 2º semestre na antiga estrutura curricular;</text:p>
      <text:p text:style-name="P70"><text:span text:style-name="T8">(5) Economia Internacional: Finanças (ECO 8256) é equivalente à disciplina Economia Internacional II (ECO </text:span><text:span text:style-name="T9">1138</text:span><text:span text:style-name="T8">) da antiga estrutura curricular.</text:span></text:p>
      <text:p text:style-name="P71">(6) Desenvolvimento Sócio-Econômico (ECO 2193) era ministrada no 2º semestre na antiga estrutura curricular.</text:p>
      <text:h text:style-name="P16" text:outline-level="5">HORÁRIO DO CURSO DE CIÊNCIAS ECONÔMICAS</text:h>
      <text:h text:style-name="P2" text:outline-level="1">ANO LETIVO 2010 - 2º SEMESTRE</text:h>
      <text:h text:style-name="P2" text:outline-level="1">PERÍODO: DIURNO</text:h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h text:style-name="P17" text:outline-level="6"><text:tab/><text:tab/><text:span text:style-name="T3">ANO</text:span></text:h>
          </table:table-cell>
          <table:table-cell table:style-name="Tabela3.A1" office:value-type="string">
            <text:p text:style-name="P31">HORÁRIO</text:p>
          </table:table-cell>
          <table:table-cell table:style-name="Tabela3.C1" office:value-type="string">
            <text:p text:style-name="P31">SEGUNDA-FEIRA</text:p>
          </table:table-cell>
          <table:table-cell table:style-name="Tabela3.C1" office:value-type="string">
            <text:p text:style-name="P31">TERÇA-FEIRA</text:p>
          </table:table-cell>
          <table:table-cell table:style-name="Tabela3.C1" office:value-type="string">
            <text:p text:style-name="P31">QUARTA-FEIRA</text:p>
          </table:table-cell>
          <table:table-cell table:style-name="Tabela3.C1" office:value-type="string">
            <text:p text:style-name="P31">QUINTA-FEIRA</text:p>
          </table:table-cell>
          <table:table-cell table:style-name="Tabela3.G1" office:value-type="string">
            <text:p text:style-name="P31">SEXTA-FEIRA</text:p>
          </table:table-cell>
        </table:table-row>
        <table:table-row table:style-name="Tabela3.2">
          <table:table-cell table:style-name="Tabela3.A1" table:number-rows-spanned="3" office:value-type="string">
            <text:p text:style-name="P31">1º</text:p>
            <text:p text:style-name="P30"/>
            <text:h text:style-name="P18" text:outline-level="6">A</text:h>
            <text:p text:style-name="P27"/>
            <text:h text:style-name="P18" text:outline-level="6">N</text:h>
            <text:h text:style-name="P18" text:outline-level="6"/>
            <text:h text:style-name="P18" text:outline-level="6">O</text:h>
          </table:table-cell>
          <table:table-cell table:style-name="Tabela3.A1" office:value-type="string">
            <text:p text:style-name="P52">8:00 às 10:00 hs.</text:p>
          </table:table-cell>
          <table:table-cell table:style-name="Tabela3.C2" office:value-type="string">
            <text:p text:style-name="P26"><text:span text:style-name="T4">Anál. </text:span><text:span text:style-name="T6">Cont. Fin. Empre (2)</text:span></text:p>
            <text:p text:style-name="P53">ECO 1200</text:p>
            <text:p text:style-name="P22">Cont.Anál.Balanços ECO2096</text:p>
          </table:table-cell>
          <table:table-cell table:style-name="Tabela3.C2" office:value-type="string">
            <text:p text:style-name="P64">Introd. Est. Econ.</text:p>
            <text:p text:style-name="P63">ECO 2061</text:p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26"><text:span text:style-name="T4">Matem. Econ. </text:span><text:span text:style-name="T6">II</text:span></text:p>
            <text:p text:style-name="P63">ECO2932</text:p>
          </table:table-cell>
          <table:table-cell table:style-name="Tabela3.G2" office:value-type="string">
            <text:p text:style-name="P54"/>
          </table:table-cell>
        </table:table-row>
        <table:table-row table:style-name="Tabela3.2">
          <table:covered-table-cell/>
          <table:table-cell table:style-name="Tabela3.A1" office:value-type="string">
            <text:p text:style-name="P52">10:00 hs. às</text:p>
            <text:p text:style-name="P51">12:00 hs.</text:p>
          </table:table-cell>
          <table:table-cell table:style-name="Tabela3.C2" office:value-type="string">
            <text:p text:style-name="P64">Introd. Est. Econ.</text:p>
            <text:p text:style-name="P63">ECO 2061</text:p>
          </table:table-cell>
          <table:table-cell table:style-name="Tabela3.C2" office:value-type="string">
            <text:p text:style-name="P54">Anál. Cont. Fin. Empresas (2)</text:p>
            <text:p text:style-name="P63">ECO 1200</text:p>
            <text:p text:style-name="P38">Contab.Anál.Balanços</text:p>
            <text:p text:style-name="P38">ECO2096</text:p>
          </table:table-cell>
          <table:table-cell table:style-name="Tabela3.C2" office:value-type="string">
            <text:p text:style-name="P64">Hist. Econ. Geral II</text:p>
            <text:p text:style-name="P63">ECO 2223</text:p>
          </table:table-cell>
          <table:table-cell table:style-name="Tabela3.C2" office:value-type="string">
            <text:p text:style-name="P64">Hist. Econ. Geral II</text:p>
            <text:p text:style-name="P63">ECO 2223</text:p>
          </table:table-cell>
          <table:table-cell table:style-name="Tabela3.G2" office:value-type="string">
            <text:p text:style-name="P54">Matem. Econ. II</text:p>
            <text:p text:style-name="P53">ECO2932</text:p>
          </table:table-cell>
        </table:table-row>
        <table:table-row table:style-name="Tabela3.2">
          <table:covered-table-cell/>
          <table:table-cell table:style-name="Tabela3.A1" office:value-type="string">
            <text:p text:style-name="P52">14:00 às 16:00 hs.</text:p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54">Hist. Pens. Econômico II (1)</text:p>
            <text:p text:style-name="P53">ECO 1243/</text:p>
            <text:p text:style-name="P38">Teoria Econômica -ECO1502</text:p>
          </table:table-cell>
          <table:table-cell table:style-name="Tabela3.C2" office:value-type="string">
            <text:p text:style-name="P54"/>
          </table:table-cell>
          <table:table-cell table:style-name="Tabela3.G2" office:value-type="string">
            <text:p text:style-name="P54">Hist. Pens. Econômico II (1)</text:p>
            <text:p text:style-name="P53">ECO 1243/</text:p>
            <text:p text:style-name="P38">Teoria Econômica - ECO1502</text:p>
          </table:table-cell>
        </table:table-row>
        <table:table-row table:style-name="Tabela3.2">
          <table:table-cell table:style-name="Tabela3.A1" office:value-type="string">
            <text:h text:style-name="P19" text:outline-level="6">ANO</text:h>
          </table:table-cell>
          <table:table-cell table:style-name="Tabela3.A1" office:value-type="string">
            <text:p text:style-name="P31">HORÁRIO</text:p>
          </table:table-cell>
          <table:table-cell table:style-name="Tabela3.C1" office:value-type="string">
            <text:p text:style-name="P42">SEGUNDA-FEIRA</text:p>
          </table:table-cell>
          <table:table-cell table:style-name="Tabela3.C1" office:value-type="string">
            <text:p text:style-name="P42">TERÇA-FEIRA</text:p>
          </table:table-cell>
          <table:table-cell table:style-name="Tabela3.C1" office:value-type="string">
            <text:p text:style-name="P42">QUARTA-FEIRA</text:p>
          </table:table-cell>
          <table:table-cell table:style-name="Tabela3.C1" office:value-type="string">
            <text:p text:style-name="P42">QUINTA-FEIRA</text:p>
          </table:table-cell>
          <table:table-cell table:style-name="Tabela3.G1" office:value-type="string">
            <text:p text:style-name="P42">SEXTA-FEIRA</text:p>
          </table:table-cell>
        </table:table-row>
        <table:table-row table:style-name="Tabela3.2">
          <table:table-cell table:style-name="Tabela3.C2" table:number-rows-spanned="3" office:value-type="string">
            <text:p text:style-name="P36">2º</text:p>
            <text:p text:style-name="P35">A</text:p>
            <text:p text:style-name="P35">N</text:p>
            <text:p text:style-name="P35">O</text:p>
          </table:table-cell>
          <table:table-cell table:style-name="Tabela3.A1" office:value-type="string">
            <text:p text:style-name="P52">10:00. às</text:p>
            <text:p text:style-name="P51">12:00 hs.</text:p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54">Econometria - ECO 2304</text:p>
          </table:table-cell>
          <table:table-cell table:style-name="Tabela3.G2" office:value-type="string">
            <text:p text:style-name="P54"/>
          </table:table-cell>
        </table:table-row>
        <table:table-row table:style-name="Tabela3.2">
          <table:covered-table-cell/>
          <table:table-cell table:style-name="Tabela3.A1" office:value-type="string">
            <text:p text:style-name="P52">14:00 às</text:p>
            <text:p text:style-name="P51">16:00 hs.</text:p>
          </table:table-cell>
          <table:table-cell table:style-name="Tabela3.C2" office:value-type="string">
            <text:p text:style-name="P54">Teoria Macroec. II</text:p>
            <text:p text:style-name="P53">ECO 2134</text:p>
          </table:table-cell>
          <table:table-cell table:style-name="Tabela3.C2" office:value-type="string">
            <text:p text:style-name="P54">Hist. Pens. Político</text:p>
            <text:p text:style-name="P53">APF 2018</text:p>
          </table:table-cell>
          <table:table-cell table:style-name="Tabela3.C2" office:value-type="string">
            <text:p text:style-name="P54">Hist. Pens. Político</text:p>
            <text:p text:style-name="P53">APF 2018</text:p>
          </table:table-cell>
          <table:table-cell table:style-name="Tabela3.C2" office:value-type="string">
            <text:p text:style-name="P54">Form. Econ. Brasil</text:p>
            <text:p text:style-name="P53">ECO 2231</text:p>
          </table:table-cell>
          <table:table-cell table:style-name="Tabela3.G2" office:value-type="string">
            <text:p text:style-name="P54">Econometria</text:p>
            <text:p text:style-name="P53">ECO 2304</text:p>
          </table:table-cell>
        </table:table-row>
        <table:table-row table:style-name="Tabela3.8">
          <table:covered-table-cell/>
          <table:table-cell table:style-name="Tabela3.A1" office:value-type="string">
            <text:p text:style-name="P52">16:00 às</text:p>
            <text:p text:style-name="P51">18:00 hs.</text:p>
          </table:table-cell>
          <table:table-cell table:style-name="Tabela3.C2" office:value-type="string">
            <text:p text:style-name="P54">Teoria Microec. II</text:p>
            <text:p text:style-name="P53">ECO 5672</text:p>
          </table:table-cell>
          <table:table-cell table:style-name="Tabela3.C2" office:value-type="string">
            <text:p text:style-name="P54">Teoria Microec. II</text:p>
            <text:p text:style-name="P53">ECO 5672</text:p>
          </table:table-cell>
          <table:table-cell table:style-name="Tabela3.C2" office:value-type="string">
            <text:p text:style-name="P54">Teoria Macroec. II</text:p>
            <text:p text:style-name="P53">ECO 2134</text:p>
          </table:table-cell>
          <table:table-cell table:style-name="Tabela3.C2" office:value-type="string">
            <text:p text:style-name="P54"/>
          </table:table-cell>
          <table:table-cell table:style-name="Tabela3.G2" office:value-type="string">
            <text:p text:style-name="P54">Form. Econ. Brasil</text:p>
            <text:p text:style-name="P53">ECO 2231</text:p>
          </table:table-cell>
        </table:table-row>
        <table:table-row table:style-name="Tabela3.2">
          <table:table-cell table:style-name="Tabela3.A1" office:value-type="string">
            <text:p text:style-name="P60"/>
          </table:table-cell>
          <table:table-cell table:style-name="Tabela3.A1" office:value-type="string">
            <text:p text:style-name="P31">HORÁRIO</text:p>
          </table:table-cell>
          <table:table-cell table:style-name="Tabela3.C1" office:value-type="string">
            <text:p text:style-name="P58">SEGUNDA-FEIRA</text:p>
          </table:table-cell>
          <table:table-cell table:style-name="Tabela3.C1" office:value-type="string">
            <text:p text:style-name="P58">TERÇA-FEIRA</text:p>
          </table:table-cell>
          <table:table-cell table:style-name="Tabela3.C1" office:value-type="string">
            <text:p text:style-name="P58">QUARTA-FEIRA</text:p>
          </table:table-cell>
          <table:table-cell table:style-name="Tabela3.C1" office:value-type="string">
            <text:p text:style-name="P58">QUINTA-FEIRA</text:p>
          </table:table-cell>
          <table:table-cell table:style-name="Tabela3.G1" office:value-type="string">
            <text:p text:style-name="P58">SEXTA-FEIRA</text:p>
          </table:table-cell>
        </table:table-row>
        <table:table-row table:style-name="Tabela3.2">
          <table:table-cell table:style-name="Tabela3.A1" table:number-rows-spanned="3" office:value-type="string">
            <text:p text:style-name="P31">3º</text:p>
            <text:p text:style-name="P30"/>
            <text:h text:style-name="P18" text:outline-level="6">A</text:h>
            <text:h text:style-name="P18" text:outline-level="6"/>
            <text:h text:style-name="P18" text:outline-level="6">N</text:h>
            <text:p text:style-name="P27"/>
            <text:p text:style-name="P59">O</text:p>
          </table:table-cell>
          <table:table-cell table:style-name="Tabela3.A1" office:value-type="string">
            <text:p text:style-name="P52">8:00 às 10:00 hs.</text:p>
          </table:table-cell>
          <table:table-cell table:style-name="Tabela3.C2" office:value-type="string">
            <text:p text:style-name="P24"/>
          </table:table-cell>
          <table:table-cell table:style-name="Tabela3.C2" office:value-type="string">
            <text:p text:style-name="P54">Econ. Brasileira II (3)</text:p>
            <text:p text:style-name="P53">ECO 1227</text:p>
            <text:p text:style-name="P38">Econ.Brasil.Recente</text:p>
            <text:p text:style-name="P38">ECO1979</text:p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54">Econ. Setor Público</text:p>
            <text:p text:style-name="P53">ECO 5664</text:p>
          </table:table-cell>
          <table:table-cell table:style-name="Tabela3.G2" office:value-type="string">
            <text:p text:style-name="P54">Econ. Setor Público</text:p>
            <text:p text:style-name="P53">ECO 5 664</text:p>
          </table:table-cell>
        </table:table-row>
        <table:table-row table:style-name="Tabela3.2">
          <table:covered-table-cell/>
          <table:table-cell table:style-name="Tabela3.A1" office:value-type="string">
            <text:p text:style-name="P52">10:00 hs. Às</text:p>
            <text:p text:style-name="P51">12:00 hs.</text:p>
          </table:table-cell>
          <table:table-cell table:style-name="Tabela3.C2" office:value-type="string">
            <text:p text:style-name="P64">Econ. Brasileira II (3)</text:p>
            <text:p text:style-name="P63">ECO 1227/</text:p>
            <text:p text:style-name="P66">Econ.Brasil.Recente</text:p>
            <text:p text:style-name="P25">ECO1979</text:p>
          </table:table-cell>
          <table:table-cell table:style-name="Tabela3.C2" office:value-type="string">
            <text:p text:style-name="P54">Econ. Monetária</text:p>
            <text:p text:style-name="P53">ECO 2185</text:p>
          </table:table-cell>
          <table:table-cell table:style-name="Tabela3.C2" office:value-type="string">
            <text:p text:style-name="P54">Met. da Pesq em Economia (4)</text:p>
            <text:p text:style-name="P53">ECO 1251</text:p>
            <text:p text:style-name="P38">Téc.Pesq.Economia</text:p>
            <text:p text:style-name="P38">ECO2258</text:p>
          </table:table-cell>
          <table:table-cell table:style-name="Tabela3.C2" office:value-type="string">
            <text:p text:style-name="P54">OPTATIVA</text:p>
          </table:table-cell>
          <table:table-cell table:style-name="Tabela3.G2" office:value-type="string">
            <text:p text:style-name="P54">Met. da Pesq em Economia (4)</text:p>
            <text:p text:style-name="P53">ECO 1251</text:p>
            <text:p text:style-name="P38">Téc.Pesq. em Economia - ECO2258</text:p>
          </table:table-cell>
        </table:table-row>
        <table:table-row table:style-name="Tabela3.2">
          <table:covered-table-cell/>
          <table:table-cell table:style-name="Tabela3.A1" office:value-type="string">
            <text:p text:style-name="P52">14:00 às</text:p>
            <text:p text:style-name="P51">16:00 hs.</text:p>
          </table:table-cell>
          <table:table-cell table:style-name="Tabela3.C2" office:value-type="string">
            <text:p text:style-name="P54">Econ. Monetária</text:p>
            <text:p text:style-name="P53">ECO 2185</text:p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68"/>
          </table:table-cell>
          <table:table-cell table:style-name="Tabela3.C2" office:value-type="string">
            <text:p text:style-name="P68"/>
          </table:table-cell>
          <table:table-cell table:style-name="Tabela3.G2" office:value-type="string">
            <text:p text:style-name="P54">OPTATIVA</text:p>
          </table:table-cell>
        </table:table-row>
        <table:table-row table:style-name="Tabela3.2">
          <table:table-cell table:style-name="Tabela3.A1" table:number-rows-spanned="4" office:value-type="string">
            <text:p text:style-name="P31">4º</text:p>
            <text:p text:style-name="P30"/>
            <text:h text:style-name="P18" text:outline-level="6">A</text:h>
            <text:h text:style-name="P20" text:outline-level="6"/>
            <text:h text:style-name="P18" text:outline-level="6">N</text:h>
            <text:p text:style-name="P27"/>
            <text:p text:style-name="P59">O</text:p>
          </table:table-cell>
          <table:table-cell table:style-name="Tabela3.A1" office:value-type="string">
            <text:p text:style-name="P52">8:00 às1 0:00 hs.</text:p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h text:style-name="P21" text:outline-level="9">Monografia II – ECO7802</text:h>
          </table:table-cell>
          <table:table-cell table:style-name="Tabela3.G2" office:value-type="string">
            <text:p text:style-name="P54"/>
          </table:table-cell>
        </table:table-row>
        <table:table-row table:style-name="Tabela3.2">
          <table:covered-table-cell/>
          <table:table-cell table:style-name="Tabela3.A1" office:value-type="string">
            <text:p text:style-name="P52">10:00 às 12:00 hs.</text:p>
          </table:table-cell>
          <table:table-cell table:style-name="Tabela3.C2" office:value-type="string">
            <text:p text:style-name="P68"/>
          </table:table-cell>
          <table:table-cell table:style-name="Tabela3.C2" office:value-type="string">
            <text:p text:style-name="P54">OPTATIVA</text:p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p text:style-name="P67">Pol. Planej. Econômico (5)</text:p>
            <text:p text:style-name="P66">ECO 2266</text:p>
          </table:table-cell>
          <table:table-cell table:style-name="Tabela3.G2" office:value-type="string">
            <text:p text:style-name="P54"/>
          </table:table-cell>
        </table:table-row>
        <table:table-row table:style-name="Tabela3.2">
          <table:covered-table-cell/>
          <table:table-cell table:style-name="Tabela3.A1" office:value-type="string">
            <text:p text:style-name="P52">14:00 às</text:p>
            <text:p text:style-name="P51">16:00 hs.</text:p>
          </table:table-cell>
          <table:table-cell table:style-name="Tabela3.C2" office:value-type="string">
            <text:p text:style-name="P54">OPTATIVA</text:p>
          </table:table-cell>
          <table:table-cell table:style-name="Tabela3.C2" office:value-type="string">
            <text:p text:style-name="P54">OPTATIVA</text:p>
          </table:table-cell>
          <table:table-cell table:style-name="Tabela3.C2" office:value-type="string">
            <text:h text:style-name="P21" text:outline-level="9">Monografia II – ECO7802</text:h>
          </table:table-cell>
          <table:table-cell table:style-name="Tabela3.C2" office:value-type="string">
            <text:p text:style-name="P54">OPTATIVA</text:p>
          </table:table-cell>
          <table:table-cell table:style-name="Tabela3.G2" office:value-type="string">
            <text:p text:style-name="P54"/>
          </table:table-cell>
        </table:table-row>
        <table:table-row table:style-name="Tabela3.2">
          <table:covered-table-cell/>
          <table:table-cell table:style-name="Tabela3.A1" office:value-type="string">
            <text:p text:style-name="P52">16:00 às</text:p>
            <text:p text:style-name="P51">18:00 hs.</text:p>
          </table:table-cell>
          <table:table-cell table:style-name="Tabela3.C2" office:value-type="string">
            <text:p text:style-name="P64">OPTATIVA</text:p>
          </table:table-cell>
          <table:table-cell table:style-name="Tabela3.C2" office:value-type="string">
            <text:p text:style-name="P64"/>
          </table:table-cell>
          <table:table-cell table:style-name="Tabela3.C2" office:value-type="string">
            <text:p text:style-name="P67">Pol. Planej. Econômico (5)</text:p>
            <text:p text:style-name="P22">ECO 2266</text:p>
          </table:table-cell>
          <table:table-cell table:style-name="Tabela3.C2" office:value-type="string">
            <text:p text:style-name="P54"/>
          </table:table-cell>
          <table:table-cell table:style-name="Tabela3.G2" office:value-type="string">
            <text:p text:style-name="P54">OPTATIVA</text:p>
          </table:table-cell>
        </table:table-row>
        <table:table-row table:style-name="Tabela3.2">
          <table:table-cell table:style-name="Tabela3.A1" office:value-type="string">
            <text:p text:style-name="P29">4º</text:p>
            <text:p text:style-name="P28">ANO</text:p>
          </table:table-cell>
          <table:table-cell table:style-name="Tabela3.A1" office:value-type="string">
            <text:p text:style-name="P52">10:00. às <text:s/>12:00 hs.</text:p>
          </table:table-cell>
          <table:table-cell table:style-name="Tabela3.C2" office:value-type="string">
            <text:p text:style-name="P24"/>
          </table:table-cell>
          <table:table-cell table:style-name="Tabela3.C2" office:value-type="string">
            <text:p text:style-name="P54"/>
          </table:table-cell>
          <table:table-cell table:style-name="Tabela3.C2" office:value-type="string">
            <text:h text:style-name="P21" text:outline-level="9">Monografia I – ECO7791</text:h>
          </table:table-cell>
          <table:table-cell table:style-name="Tabela3.C2" office:value-type="string">
            <text:h text:style-name="P21" text:outline-level="9">Monografia I – ECO7791</text:h>
          </table:table-cell>
          <table:table-cell table:style-name="Tabela3.G2" office:value-type="string">
            <text:p text:style-name="P54"/>
          </table:table-cell>
        </table:table-row>
      </table:table>
      <text:p text:style-name="P72"><text:s/>(1) História do Pensamento Econômico II (ECO 1243) é equivalente a Teoria Econômica (ECO 1502) ministrada no 1º semestre da antiga estrutura curricular;</text:p>
      <text:p text:style-name="P72">(2) Análise Contábil e Financeira das Empresas (ECO 1200) é equivalente a Contabilidade e Análise de Balanços (ECO 2096) da antiga estrutura curricular;</text:p>
      <text:p text:style-name="P72">(3) Economia Brasileira II (ECO 1227) é equivalente a Economia Brasileira Recente (ECO 1979) da antiga estrutura curricular;</text:p>
      <text:p text:style-name="P72">(4) Metodologia da Pesquisa em Economia é equivalente à disciplina Técnicas de Pesquisa em Economia (ECO 2258) da antiga estrutura curricular;</text:p>
      <text:p text:style-name="P72">(5) Política e Planejamento Econômico (ECO 2266) era ministrada no 1º semestre na antiga estrutura curricular;</text:p>
      <text:p text:style-name="P74">HORÁRIO DO CURSO DE CIÊNCIAS ECONÔMICAS</text:p>
      <text:h text:style-name="P1" text:outline-level="1">ANO LETIVO 2010 - 2º SEMESTRE</text:h>
      <text:h text:style-name="P1" text:outline-level="1">PERÍODO: NOTURNO</text:h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h text:style-name="P13" text:outline-level="5">ANO</text:h>
          </table:table-cell>
          <table:table-cell table:style-name="Tabela4.A1" office:value-type="string">
            <text:p text:style-name="P31">HORÁRIO</text:p>
          </table:table-cell>
          <table:table-cell table:style-name="Tabela4.C1" office:value-type="string">
            <text:p text:style-name="P31">SEGUNDA-FEIRA</text:p>
          </table:table-cell>
          <table:table-cell table:style-name="Tabela4.C1" office:value-type="string">
            <text:p text:style-name="P31">TERÇA-FEIRA</text:p>
          </table:table-cell>
          <table:table-cell table:style-name="Tabela4.C1" office:value-type="string">
            <text:p text:style-name="P31">QUARTA-FEIRA</text:p>
          </table:table-cell>
          <table:table-cell table:style-name="Tabela4.C1" office:value-type="string">
            <text:p text:style-name="P31">QUINTA-FEIRA</text:p>
          </table:table-cell>
          <table:table-cell table:style-name="Tabela4.G1" office:value-type="string">
            <text:p text:style-name="P31">SEXTA-FEIRA</text:p>
          </table:table-cell>
        </table:table-row>
        <table:table-row table:style-name="Tabela4.2">
          <table:table-cell table:style-name="Tabela4.A1" table:number-rows-spanned="2" office:value-type="string">
            <text:p text:style-name="P31">1º</text:p>
            <text:p text:style-name="P30"/>
            <text:p text:style-name="P30">A</text:p>
            <text:p text:style-name="P30">N</text:p>
            <text:p text:style-name="P30">O</text:p>
          </table:table-cell>
          <table:table-cell table:style-name="Tabela4.A1" office:value-type="string">
            <text:p text:style-name="P52">19:00 às</text:p>
            <text:p text:style-name="P51">21:00 hs.</text:p>
          </table:table-cell>
          <table:table-cell table:style-name="Tabela4.C2" office:value-type="string">
            <text:p text:style-name="P64">Introd. Est. Econ.</text:p>
            <text:p text:style-name="P63">ECO 2061</text:p>
          </table:table-cell>
          <table:table-cell table:style-name="Tabela4.C2" office:value-type="string">
            <text:p text:style-name="P54">Anál. Cont. Financ. Empresas</text:p>
            <text:p text:style-name="P53">ECO 1200 (2)</text:p>
            <text:p text:style-name="P38">Cont.Anál.Balanços ECO2096</text:p>
          </table:table-cell>
          <table:table-cell table:style-name="Tabela4.C2" office:value-type="string">
            <text:p text:style-name="P26"><text:span text:style-name="T6">Hist. </text:span><text:span text:style-name="T4">Pens. Econômico II (1)</text:span></text:p>
            <text:p text:style-name="P53">ECO 1243</text:p>
            <text:p text:style-name="P38">Teoria Econômica - ECO1502</text:p>
          </table:table-cell>
          <table:table-cell table:style-name="Tabela4.C2" office:value-type="string">
            <text:p text:style-name="P64">Hist. Econ. Geral II</text:p>
            <text:p text:style-name="P63">ECO 2223</text:p>
          </table:table-cell>
          <table:table-cell table:style-name="Tabela4.G2" office:value-type="string">
            <text:p text:style-name="P54">Hist. Pens. Econômico II (1)</text:p>
            <text:p text:style-name="P53">ECO 1243</text:p>
            <text:p text:style-name="P38">Teoria Econômica</text:p>
            <text:p text:style-name="P38">ECO1502</text:p>
          </table:table-cell>
        </table:table-row>
        <table:table-row table:style-name="Tabela4.1">
          <table:covered-table-cell/>
          <table:table-cell table:style-name="Tabela4.A1" office:value-type="string">
            <text:p text:style-name="P52">21:00 às</text:p>
            <text:p text:style-name="P51">23:00 hs.</text:p>
          </table:table-cell>
          <table:table-cell table:style-name="Tabela4.C2" office:value-type="string">
            <text:p text:style-name="P54">Anál. Cont. Financ. Empresas</text:p>
            <text:p text:style-name="P53">ECO 1200 (2)</text:p>
            <text:p text:style-name="P38">Contab.Anal.Balanços ECO2096</text:p>
          </table:table-cell>
          <table:table-cell table:style-name="Tabela4.C2" office:value-type="string">
            <text:p text:style-name="P64">Introd. Est. Econ.</text:p>
            <text:p text:style-name="P63">ECO 2061</text:p>
          </table:table-cell>
          <table:table-cell table:style-name="Tabela4.C2" office:value-type="string">
            <text:p text:style-name="P64">Hist. Econ. Geral II</text:p>
            <text:p text:style-name="P63">ECO 2223</text:p>
          </table:table-cell>
          <table:table-cell table:style-name="Tabela4.C2" office:value-type="string">
            <text:p text:style-name="P54">Matem. Econ. II</text:p>
            <text:p text:style-name="P53">ECO2932</text:p>
          </table:table-cell>
          <table:table-cell table:style-name="Tabela4.G2" office:value-type="string">
            <text:p text:style-name="P54">Matem. Econ. II</text:p>
            <text:p text:style-name="P53">ECO2932</text:p>
          </table:table-cell>
        </table:table-row>
        <table:table-row table:style-name="Tabela4.1">
          <table:table-cell table:style-name="Tabela4.A1" office:value-type="string">
            <text:p text:style-name="P60"/>
          </table:table-cell>
          <table:table-cell table:style-name="Tabela4.A1" office:value-type="string">
            <text:p text:style-name="P31">HORÁRIO</text:p>
          </table:table-cell>
          <table:table-cell table:style-name="Tabela4.C1" office:value-type="string">
            <text:p text:style-name="P58">SEGUNDA-FEIRA</text:p>
          </table:table-cell>
          <table:table-cell table:style-name="Tabela4.C1" office:value-type="string">
            <text:p text:style-name="P58">TERÇA-FEIRA</text:p>
          </table:table-cell>
          <table:table-cell table:style-name="Tabela4.C1" office:value-type="string">
            <text:p text:style-name="P58">QUARTA-FEIRA</text:p>
          </table:table-cell>
          <table:table-cell table:style-name="Tabela4.C1" office:value-type="string">
            <text:p text:style-name="P58">QUINTA-FEIRA</text:p>
          </table:table-cell>
          <table:table-cell table:style-name="Tabela4.G1" office:value-type="string">
            <text:p text:style-name="P58">SEXTA-FEIRA</text:p>
          </table:table-cell>
        </table:table-row>
        <table:table-row table:style-name="Tabela4.2">
          <table:table-cell table:style-name="Tabela4.A1" table:number-rows-spanned="2" office:value-type="string">
            <text:p text:style-name="P31">2º</text:p>
            <text:p text:style-name="P30"/>
            <text:p text:style-name="P30">A</text:p>
            <text:p text:style-name="P30">N</text:p>
            <text:p text:style-name="P30">O</text:p>
          </table:table-cell>
          <table:table-cell table:style-name="Tabela4.A1" office:value-type="string">
            <text:p text:style-name="P52">19:00 às</text:p>
            <text:p text:style-name="P51">21:00 hs.</text:p>
          </table:table-cell>
          <table:table-cell table:style-name="Tabela4.C2" office:value-type="string">
            <text:p text:style-name="P54">Teoria Microec. II</text:p>
            <text:p text:style-name="P53">ECO 5672</text:p>
          </table:table-cell>
          <table:table-cell table:style-name="Tabela4.C2" office:value-type="string">
            <text:p text:style-name="P54">Hist. Pens. Político</text:p>
            <text:p text:style-name="P53">APF 2018</text:p>
          </table:table-cell>
          <table:table-cell table:style-name="Tabela4.C2" office:value-type="string">
            <text:p text:style-name="P54">Teoria Macroec. II</text:p>
            <text:p text:style-name="P53">ECO 2134</text:p>
          </table:table-cell>
          <table:table-cell table:style-name="Tabela4.C2" office:value-type="string">
            <text:p text:style-name="P54">Econometria</text:p>
            <text:p text:style-name="P53">ECO 2304</text:p>
          </table:table-cell>
          <table:table-cell table:style-name="Tabela4.G2" office:value-type="string">
            <text:p text:style-name="P54">Form. Econ. Brasil</text:p>
            <text:p text:style-name="P53">ECO 2231</text:p>
          </table:table-cell>
        </table:table-row>
        <table:table-row table:style-name="Tabela4.6">
          <table:covered-table-cell/>
          <table:table-cell table:style-name="Tabela4.A1" office:value-type="string">
            <text:p text:style-name="P52">21:00 às</text:p>
            <text:p text:style-name="P51">23:00 hs.</text:p>
          </table:table-cell>
          <table:table-cell table:style-name="Tabela4.C2" office:value-type="string">
            <text:p text:style-name="P54">Teoria Macroec. II</text:p>
            <text:p text:style-name="P53">ECO 2134</text:p>
          </table:table-cell>
          <table:table-cell table:style-name="Tabela4.C2" office:value-type="string">
            <text:p text:style-name="P54">Teoria Microec. II</text:p>
            <text:p text:style-name="P53">ECO 5672</text:p>
          </table:table-cell>
          <table:table-cell table:style-name="Tabela4.C2" office:value-type="string">
            <text:p text:style-name="P54">Hist. Pens. Político</text:p>
            <text:p text:style-name="P53">APF 2018</text:p>
          </table:table-cell>
          <table:table-cell table:style-name="Tabela4.C2" office:value-type="string">
            <text:p text:style-name="P54">Form. Econ. Brasil</text:p>
            <text:p text:style-name="P53">ECO 2231</text:p>
          </table:table-cell>
          <table:table-cell table:style-name="Tabela4.G2" office:value-type="string">
            <text:p text:style-name="P54">Econometria</text:p>
            <text:p text:style-name="P53">ECO 2304</text:p>
          </table:table-cell>
        </table:table-row>
        <table:table-row table:style-name="Tabela4.1">
          <table:table-cell table:style-name="Tabela4.A1" office:value-type="string">
            <text:p text:style-name="P60"/>
          </table:table-cell>
          <table:table-cell table:style-name="Tabela4.A1" office:value-type="string">
            <text:p text:style-name="P31">HORÁRIO</text:p>
          </table:table-cell>
          <table:table-cell table:style-name="Tabela4.C1" office:value-type="string">
            <text:p text:style-name="P58">SEGUNDA-FEIRA</text:p>
          </table:table-cell>
          <table:table-cell table:style-name="Tabela4.C1" office:value-type="string">
            <text:p text:style-name="P58">TERÇA-FEIRA</text:p>
          </table:table-cell>
          <table:table-cell table:style-name="Tabela4.C1" office:value-type="string">
            <text:p text:style-name="P58">QUARTA-FEIRA</text:p>
          </table:table-cell>
          <table:table-cell table:style-name="Tabela4.C1" office:value-type="string">
            <text:p text:style-name="P58">QUINTA-FEIRA</text:p>
          </table:table-cell>
          <table:table-cell table:style-name="Tabela4.G1" office:value-type="string">
            <text:p text:style-name="P58">SEXTA-FEIRA</text:p>
          </table:table-cell>
        </table:table-row>
        <table:table-row table:style-name="Tabela4.1">
          <table:table-cell table:style-name="Tabela4.A1" table:number-rows-spanned="2" office:value-type="string">
            <text:p text:style-name="P31">3º</text:p>
            <text:p text:style-name="P30"/>
            <text:p text:style-name="P30">A</text:p>
            <text:p text:style-name="P30">N</text:p>
            <text:p text:style-name="P30">O</text:p>
          </table:table-cell>
          <table:table-cell table:style-name="Tabela4.A1" office:value-type="string">
            <text:p text:style-name="P52">19:00 às</text:p>
            <text:p text:style-name="P51">21:00 hs.</text:p>
          </table:table-cell>
          <table:table-cell table:style-name="Tabela4.C2" office:value-type="string">
            <text:p text:style-name="P54">Econ. Brasileira II (3)</text:p>
            <text:p text:style-name="P53">ECO 1227</text:p>
            <text:p text:style-name="P38">Econ.Brasil.recente</text:p>
            <text:p text:style-name="P38">ECO1979</text:p>
          </table:table-cell>
          <table:table-cell table:style-name="Tabela4.C2" office:value-type="string">
            <text:p text:style-name="P54">Econ. Monetária</text:p>
            <text:p text:style-name="P53">ECO 2185</text:p>
          </table:table-cell>
          <table:table-cell table:style-name="Tabela4.C2" office:value-type="string">
            <text:p text:style-name="P41">Econ. Setor Público (4)</text:p>
            <text:p text:style-name="P38">ECO 5664</text:p>
          </table:table-cell>
          <table:table-cell table:style-name="Tabela4.C2" office:value-type="string">
            <text:p text:style-name="P54">OPTATIVA</text:p>
          </table:table-cell>
          <table:table-cell table:style-name="Tabela4.G2" office:value-type="string">
            <text:p text:style-name="P41">Econ. Setor Público (4)</text:p>
            <text:p text:style-name="P38">ECO 5664</text:p>
          </table:table-cell>
        </table:table-row>
        <table:table-row table:style-name="Tabela4.1">
          <table:covered-table-cell/>
          <table:table-cell table:style-name="Tabela4.A1" office:value-type="string">
            <text:p text:style-name="P52">21:00 às</text:p>
            <text:p text:style-name="P51">23:00 hs.</text:p>
          </table:table-cell>
          <table:table-cell table:style-name="Tabela4.C2" office:value-type="string">
            <text:p text:style-name="P54">Econ. Monetária</text:p>
            <text:p text:style-name="P53">ECO 2185</text:p>
          </table:table-cell>
          <table:table-cell table:style-name="Tabela4.C2" office:value-type="string">
            <text:p text:style-name="P26"><text:span text:style-name="T4">Econ. </text:span><text:span text:style-name="T6">Brasileira II (3)</text:span></text:p>
            <text:p text:style-name="P53">ECO 1227</text:p>
            <text:p text:style-name="P38">Econ.Brasil.Recente</text:p>
            <text:p text:style-name="P38">ECO1979</text:p>
          </table:table-cell>
          <table:table-cell table:style-name="Tabela4.C2" office:value-type="string">
            <text:p text:style-name="P54">OPTATIVA</text:p>
          </table:table-cell>
          <table:table-cell table:style-name="Tabela4.C2" office:value-type="string">
            <text:p text:style-name="P54">Met. da Pesq Economia (6)</text:p>
            <text:p text:style-name="P53">ECO 1251</text:p>
            <text:p text:style-name="P38">Téc.Pesq.Economia</text:p>
            <text:p text:style-name="P38">ECO2258</text:p>
          </table:table-cell>
          <table:table-cell table:style-name="Tabela4.G2" office:value-type="string">
            <text:p text:style-name="P54">Met. da Pesq Economia (6)</text:p>
            <text:p text:style-name="P53">ECO 1251</text:p>
            <text:p text:style-name="P38">Téc.Pesq.Economia</text:p>
            <text:p text:style-name="P38">ECO2258</text:p>
          </table:table-cell>
        </table:table-row>
        <table:table-row table:style-name="Tabela4.1">
          <table:table-cell table:style-name="Tabela4.A1" table:number-rows-spanned="2" office:value-type="string">
            <text:p text:style-name="P31">4º</text:p>
            <text:p text:style-name="P30"/>
            <text:p text:style-name="P30">A</text:p>
            <text:p text:style-name="P30">N</text:p>
            <text:p text:style-name="P30">O</text:p>
          </table:table-cell>
          <table:table-cell table:style-name="Tabela4.A1" office:value-type="string">
            <text:p text:style-name="P52">19:00 às</text:p>
            <text:p text:style-name="P51">21:00 hs.</text:p>
          </table:table-cell>
          <table:table-cell table:style-name="Tabela4.C2" office:value-type="string">
            <text:p text:style-name="P54">OPTATIVA</text:p>
          </table:table-cell>
          <table:table-cell table:style-name="Tabela4.C2" office:value-type="string">
            <text:p text:style-name="P54">OPTATIVA</text:p>
          </table:table-cell>
          <table:table-cell table:style-name="Tabela4.C2" office:value-type="string">
            <text:p text:style-name="P67">Pol. Planej. Econômico (5)</text:p>
            <text:p text:style-name="P66">ECO 2266</text:p>
          </table:table-cell>
          <table:table-cell table:style-name="Tabela4.C2" office:value-type="string">
            <text:p text:style-name="P54">OPTATIVA</text:p>
          </table:table-cell>
          <table:table-cell table:style-name="Tabela4.G2" office:value-type="string">
            <text:p text:style-name="P54"/>
          </table:table-cell>
        </table:table-row>
        <table:table-row table:style-name="Tabela4.1">
          <table:covered-table-cell/>
          <table:table-cell table:style-name="Tabela4.A1" office:value-type="string">
            <text:p text:style-name="P52">21:00 às</text:p>
            <text:p text:style-name="P51">23:00 hs.</text:p>
          </table:table-cell>
          <table:table-cell table:style-name="Tabela4.C2" office:value-type="string">
            <text:p text:style-name="P54">OPTATIVA</text:p>
          </table:table-cell>
          <table:table-cell table:style-name="Tabela4.C2" office:value-type="string">
            <text:p text:style-name="P54">OPTATIVA</text:p>
          </table:table-cell>
          <table:table-cell table:style-name="Tabela4.C2" office:value-type="string">
            <text:p text:style-name="P54">OPTATIVA</text:p>
          </table:table-cell>
          <table:table-cell table:style-name="Tabela4.C2" office:value-type="string">
            <text:p text:style-name="P67">Pol. Planej. Econômico (5)</text:p>
            <text:p text:style-name="P38">ECO 2266</text:p>
          </table:table-cell>
          <table:table-cell table:style-name="Tabela4.G2" office:value-type="string">
            <text:p text:style-name="P68"/>
          </table:table-cell>
        </table:table-row>
        <table:table-row table:style-name="Tabela4.1">
          <table:table-cell table:style-name="Tabela4.A1" table:number-rows-spanned="2" office:value-type="string">
            <text:p text:style-name="P31">4º</text:p>
            <text:p text:style-name="P30"/>
            <text:p text:style-name="P30">A</text:p>
            <text:p text:style-name="P30">N</text:p>
            <text:p text:style-name="P30">O</text:p>
          </table:table-cell>
          <table:table-cell table:style-name="Tabela4.A1" office:value-type="string">
            <text:p text:style-name="P52">19:00 às</text:p>
            <text:p text:style-name="P51">21:00 hs.</text:p>
          </table:table-cell>
          <table:table-cell table:style-name="Tabela4.C2" office:value-type="string">
            <text:p text:style-name="P54"/>
          </table:table-cell>
          <table:table-cell table:style-name="Tabela4.C2" office:value-type="string">
            <text:p text:style-name="P54"/>
          </table:table-cell>
          <table:table-cell table:style-name="Tabela4.C2" office:value-type="string">
            <text:p text:style-name="P54">Monografia II – ECO7802</text:p>
          </table:table-cell>
          <table:table-cell table:style-name="Tabela4.C2" office:value-type="string">
            <text:p text:style-name="P54"/>
          </table:table-cell>
          <table:table-cell table:style-name="Tabela4.G2" office:value-type="string">
            <text:p text:style-name="P54"/>
          </table:table-cell>
        </table:table-row>
        <table:table-row table:style-name="Tabela4.1">
          <table:covered-table-cell/>
          <table:table-cell table:style-name="Tabela4.A1" office:value-type="string">
            <text:p text:style-name="P52">21:00 às</text:p>
            <text:p text:style-name="P51">23:00 hs.</text:p>
          </table:table-cell>
          <table:table-cell table:style-name="Tabela4.C2" office:value-type="string">
            <text:p text:style-name="P54"/>
          </table:table-cell>
          <table:table-cell table:style-name="Tabela4.C2" office:value-type="string">
            <text:p text:style-name="P54"/>
          </table:table-cell>
          <table:table-cell table:style-name="Tabela4.C2" office:value-type="string">
            <text:h text:style-name="P21" text:outline-level="9">Monografia II – ECO7802</text:h>
          </table:table-cell>
          <table:table-cell table:style-name="Tabela4.C2" office:value-type="string">
            <text:p text:style-name="P54"/>
          </table:table-cell>
          <table:table-cell table:style-name="Tabela4.G2" office:value-type="string">
            <text:p text:style-name="P54"/>
          </table:table-cell>
        </table:table-row>
        <table:table-row table:style-name="Tabela4.1">
          <table:table-cell table:style-name="Tabela4.A1" office:value-type="string">
            <text:p text:style-name="P31">4º</text:p>
            <text:p text:style-name="P30"/>
            <text:h text:style-name="P10" text:outline-level="5">ANO</text:h>
          </table:table-cell>
          <table:table-cell table:style-name="Tabela4.A1" office:value-type="string">
            <text:p text:style-name="P52">19:00 às</text:p>
            <text:p text:style-name="P51">21:00 hs.</text:p>
          </table:table-cell>
          <table:table-cell table:style-name="Tabela4.C2" office:value-type="string">
            <text:p text:style-name="P54"/>
          </table:table-cell>
          <table:table-cell table:style-name="Tabela4.C2" office:value-type="string">
            <text:p text:style-name="P54"/>
          </table:table-cell>
          <table:table-cell table:style-name="Tabela4.C2" office:value-type="string">
            <text:p text:style-name="P54"/>
          </table:table-cell>
          <table:table-cell table:style-name="Tabela4.C2" office:value-type="string">
            <text:p text:style-name="P54">Monografia I – ECO7791</text:p>
          </table:table-cell>
          <table:table-cell table:style-name="Tabela4.G2" office:value-type="string">
            <text:p text:style-name="P54">Monografia I – ECO7791</text:p>
          </table:table-cell>
        </table:table-row>
      </table:table>
      <text:p text:style-name="P73"/>
      <text:p text:style-name="P73">(1) História do Pensamento Econômico II (ECO 1243) é equivalente a Teoria Econômica (ECO 1502) <text:s/>da antiga estrutura curricular;</text:p>
      <text:p text:style-name="P73">(2) Análise Contábil e Financeira das Empresas (ECO 1200) é equivalente a Contabilidade e Análise de Balanços (ECO 2096) da antiga estrutura curricular;</text:p>
      <text:p text:style-name="P73">(3) Economia Brasileira II (ECO 1227) é equivalente a Economia Brasileira Recente (ECO 1979) da antiga estrutura curricular;</text:p>
      <text:p text:style-name="P73">(4) Economia do Setor Público (ECO 5664): na seriação ideal do período noturno da antiga estrutura curricular, a disciplina seria oferecida no 1º semestre;</text:p>
      <text:p text:style-name="P73">(5) Política e Planejamento Econômico (ECO 2266) era ministrada no 1º semestre na antiga estrutura curricular</text:p>
      <text:p text:style-name="P73">(6) Metodologia da Pesquisa em Economia é equivalente a disciplina Técnicas de Pesquisa em Economia (ECO 2258) da antiga estrutura curricul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2" svg:font-family="Tahoma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pt" fo:country="BR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6pt" fo:font-weight="bold" style:font-size-asian="16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Bookman Old Sty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Bookman Old Style" fo:font-size="8pt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Bookman Old Style" fo:font-size="7.5pt" fo:font-weight="bold" style:font-size-asian="7.5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49cm" fo:margin-right="0cm" fo:text-align="justify" style:justify-single-word="false" fo:text-indent="1.249cm" style:auto-text-indent="false" fo:keep-with-next="always"/>
      <style:text-properties style:font-name="Bookman Old Sty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color="#ff0000"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Bookman Old Style" fo:font-size="8pt" fo:font-weight="bold" style:font-size-asian="8pt" style:font-weight-asian="bold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Text_20_body_20_indent" style:display-name="Text body indent" style:family="paragraph" style:parent-style-name="Standard" style:class="text">
      <style:paragraph-properties fo:margin-left="1.501cm" fo:margin-right="0cm" fo:text-indent="-1.501cm" style:auto-text-indent="false"/>
      <style:text-properties style:font-name="Arial1" fo:font-size="8pt" style:font-size-asian="8pt"/>
    </style:style>
    <style:style style:name="Recuo_20_de_20_corpo_20_de_20_texto_20_2" style:display-name="Recuo de corpo de texto 2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color="#ff0000" style:font-name="Arial1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color="#ff0000" fo:font-weight="bold" style:font-weight-asian="bold"/>
    </style:style>
    <style:style style:name="Fonte_20_parág._20_padrão" style:display-name="Fonte parág. padrão" style:family="text"/>
    <style:style style:name="estilodeemail17" style:family="text" style:parent-style-name="Fonte_20_parág._20_padrão">
      <style:text-properties fo:color="#000000" style:font-name="Arial1" fo:font-size="10pt" style:font-size-asian="10pt" style:font-name-complex="Arial1" style:font-size-complex="10pt"/>
    </style:style>
    <style:style style:name="microsoft" style:family="text" style:parent-style-name="Fonte_20_parág._20_padrão">
      <style:text-properties fo:color="#000000" style:font-name="Arial1" fo:font-size="10pt" style:font-size-asian="10pt" style:font-name-complex="Arial1" style:font-size-complex="10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68cm" fo:text-indent="-0.318cm" fo:margin-left="5.7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308cm" fo:text-indent="-0.635cm" fo:margin-left="8.3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78cm" fo:text-indent="-0.318cm" fo:margin-left="9.5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848cm" fo:text-indent="-0.635cm" fo:margin-left="10.8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18cm" fo:text-indent="-0.635cm" fo:margin-left="12.1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88cm" fo:text-indent="-0.318cm" fo:margin-left="13.3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695cm" fo:text-indent="-0.635cm" fo:margin-left="11.6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2cm" fo:margin-bottom="1.501cm" fo:margin-left="1.501cm" fo:margin-right="1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501cm" fo:margin-bottom="1.3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.7cm" fo:margin-bottom="1.3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r_20_1" style:display-name="Converter 1" style:page-layout-name="Mpm2"/>
    <style:master-page style:name="Converter_20_2" style:display-name="Converter 2" style:page-layout-name="Mpm3"/>
    <style:master-page style:name="Converter_20_3" style:display-name="Converter 3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_HORÁRIO DO CURSO DE CIÊNCIAS ECONÔMICAS</dc:title>
    <meta:initial-creator>Faculdade de Ciências e Letras</meta:initial-creator>
    <meta:creation-date>2010-01-05T14:41:00</meta:creation-date>
    <dc:creator>grad</dc:creator>
    <dc:date>2010-01-05T14:41:00</dc:date>
    <meta:print-date>2009-12-17T10:19:00</meta:print-date>
    <meta:editing-cycles>2</meta:editing-cycles>
    <meta:editing-duration>PT00H02M00S</meta:editing-duration>
    <meta:document-statistic meta:table-count="4" meta:image-count="0" meta:object-count="0" meta:page-count="4" meta:paragraph-count="619" meta:word-count="1777" meta:character-count="10662"/>
    <meta:generator>OpenOffice.org/3.1$Linux OpenOffice.org_project/310m19$Build-9420</meta:generator>
    <meta:user-defined meta:name="_AdHocReviewCycleID" meta:value-type="float">621548799</meta:user-defined>
    <meta:user-defined meta:name="_AuthorEmail">rogerigomes@uol.com.br</meta:user-defined>
    <meta:user-defined meta:name="_AuthorEmailDisplayName">Rogério Gomes</meta:user-defined>
    <meta:user-defined meta:name="_EmailSubject">horário 2010</meta:user-defined>
    <meta:user-defined meta:name="_PreviousAdHocReviewCycleID" meta:value-type="float">-123034620</meta:user-defined>
  </office:meta>
</office:document-meta>
</file>